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MathJax_Main" svg:font-family="MathJax_Main"/>
    <style:font-face style:name="Times New Roman1" svg:font-family="'Times New Roman'" style:font-family-generic="roman"/>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itstream Vera Sans" svg:font-family="'Bitstream Vera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style:font-name="Times New Roman1" fo:font-size="12pt" officeooo:paragraph-rsid="000e952f" style:font-size-asian="12pt" style:font-size-complex="12pt"/>
    </style:style>
    <style:style style:name="P2" style:family="paragraph" style:parent-style-name="Standard">
      <style:text-properties style:font-name="Times New Roman1" fo:font-size="12pt" fo:font-weight="bold" officeooo:rsid="000e952f" officeooo:paragraph-rsid="000e952f" style:font-size-asian="12pt" style:font-weight-asian="bold" style:font-size-complex="12pt" style:font-weight-complex="bold"/>
    </style:style>
    <style:style style:name="P3" style:family="paragraph" style:parent-style-name="Standard">
      <style:paragraph-properties fo:margin-left="4.995cm" fo:margin-right="0cm" fo:margin-top="0cm" fo:margin-bottom="0cm" loext:contextual-spacing="false" fo:line-height="100%" fo:text-align="justify" style:justify-single-word="false" fo:text-indent="0cm" style:auto-text-indent="false"/>
      <style:text-properties style:font-name="Times New Roman1" fo:font-size="12pt" fo:language="en" fo:country="US" officeooo:paragraph-rsid="000e952f" style:font-size-asian="12pt" style:font-name-complex="Arial1" style:font-size-complex="12pt"/>
    </style:style>
    <style:style style:name="P4" style:family="paragraph" style:parent-style-name="Standard">
      <style:paragraph-properties fo:margin-left="4.995cm" fo:margin-right="0cm" fo:margin-top="0cm" fo:margin-bottom="0cm" loext:contextual-spacing="false" fo:line-height="100%" fo:text-align="justify" style:justify-single-word="false" fo:text-indent="0cm" style:auto-text-indent="false"/>
      <style:text-properties style:font-name="Times New Roman1" fo:font-size="12pt" fo:language="en" fo:country="US" officeooo:rsid="002f2309" officeooo:paragraph-rsid="000e952f" style:font-size-asian="12pt" style:font-name-complex="Arial1" style:font-size-complex="12pt"/>
    </style:style>
    <style:style style:name="P5" style:family="paragraph" style:parent-style-name="Standard">
      <style:paragraph-properties fo:margin-left="4.995cm" fo:margin-right="0cm" fo:margin-top="0cm" fo:margin-bottom="0cm" loext:contextual-spacing="false" fo:line-height="100%" fo:text-align="justify" style:justify-single-word="false" fo:text-indent="0cm" style:auto-text-indent="false"/>
      <style:text-properties style:font-name="Times New Roman1" fo:font-size="12pt" officeooo:paragraph-rsid="000e952f" style:font-size-asian="12pt" style:font-size-complex="12pt"/>
    </style:style>
    <style:style style:name="P6" style:family="paragraph" style:parent-style-name="Standard">
      <style:paragraph-properties fo:margin-top="0cm" fo:margin-bottom="0cm" loext:contextual-spacing="false" fo:line-height="100%" fo:text-align="justify" style:justify-single-word="false"/>
      <style:text-properties style:font-name="Times New Roman1" fo:font-size="12pt" officeooo:paragraph-rsid="000e952f" style:font-size-asian="12pt" style:font-size-complex="12pt"/>
    </style:style>
    <style:style style:name="P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1" fo:font-size="12pt" fo:language="en" fo:country="US" officeooo:rsid="000e952f" officeooo:paragraph-rsid="000e952f" style:font-size-asian="12pt" style:font-name-complex="Arial1" style:font-size-complex="12pt"/>
    </style:style>
    <style:style style:name="P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1" fo:font-size="12pt" fo:language="en" fo:country="US" officeooo:rsid="000e952f" officeooo:paragraph-rsid="00105dda" style:font-size-asian="12pt" style:font-name-complex="Arial1" style:font-size-complex="12pt"/>
    </style:style>
    <style:style style:name="P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1" fo:font-size="12pt" fo:language="en" fo:country="US" officeooo:rsid="00105dda" officeooo:paragraph-rsid="00105dda" style:font-size-asian="12pt" style:font-name-complex="Arial1" style:font-size-complex="12pt"/>
    </style:style>
    <style:style style:name="P10"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style:font-name="Arial" fo:font-size="10pt" fo:language="en" fo:country="US" fo:font-weight="normal" officeooo:rsid="00125c4b" officeooo:paragraph-rsid="00125c4b" style:font-size-asian="10pt" style:font-weight-asian="normal" style:font-name-complex="Arial1" style:font-size-complex="10pt" style:font-weight-complex="normal"/>
    </style:style>
    <style:style style:name="P11"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style:font-name="Times New Roman1" fo:font-size="12pt" fo:language="en" fo:country="US" officeooo:rsid="00105dda" officeooo:paragraph-rsid="00105dda" style:font-size-asian="12pt" style:font-name-complex="Arial1" style:font-size-complex="12pt"/>
    </style:style>
    <style:style style:name="P12"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style:font-name="Times New Roman1" fo:font-size="12pt" fo:language="en" fo:country="US" fo:font-weight="normal" officeooo:rsid="00125c4b" officeooo:paragraph-rsid="00125c4b" style:font-size-asian="12pt" style:font-weight-asian="normal" style:font-name-complex="Arial1" style:font-size-complex="12pt" style:font-weight-complex="normal"/>
    </style:style>
    <style:style style:name="P13" style:family="paragraph" style:parent-style-name="Predeterminado">
      <style:paragraph-properties fo:margin-left="0cm" fo:margin-right="0cm" fo:margin-top="0cm" fo:margin-bottom="0cm" loext:contextual-spacing="true" fo:line-height="100%" fo:text-align="justify" style:justify-single-word="false" fo:text-indent="0cm" style:auto-text-indent="false"/>
      <style:text-properties style:font-name="Times New Roman1" fo:font-size="12pt" fo:language="en" fo:country="US" officeooo:rsid="00105dda" officeooo:paragraph-rsid="00105dda" style:font-size-asian="12pt" style:font-name-complex="Arial1" style:font-size-complex="12pt"/>
    </style:style>
    <style:style style:name="P14" style:family="paragraph" style:parent-style-name="Predeterminado">
      <style:paragraph-properties fo:margin-left="0cm" fo:margin-right="0cm" fo:margin-top="0cm" fo:margin-bottom="0cm" loext:contextual-spacing="true" fo:line-height="100%" fo:text-align="justify" style:justify-single-word="false" fo:text-indent="0cm" style:auto-text-indent="false"/>
      <style:text-properties style:font-name="Times New Roman1" fo:font-size="12pt" fo:language="en" fo:country="US" fo:font-weight="normal" officeooo:rsid="00125c4b" officeooo:paragraph-rsid="00125c4b" style:font-size-asian="12pt" style:font-weight-asian="normal" style:font-name-complex="Arial1" style:font-size-complex="12pt" style:font-weight-complex="normal"/>
    </style:style>
    <style:style style:name="P15"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style:font-name="Times New Roman1" fo:font-size="12pt" fo:language="en" fo:country="US" officeooo:rsid="00105dda" officeooo:paragraph-rsid="00105dda" style:font-size-asian="12pt" style:font-name-complex="Arial1" style:font-size-complex="12pt"/>
    </style:style>
    <style:style style:name="P16"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style:use-window-font-color="true" fo:font-size="12pt" fo:font-weight="normal" officeooo:paragraph-rsid="00136982" style:font-size-asian="12pt" style:font-weight-asian="normal" style:font-size-complex="12pt" style:font-weight-complex="normal"/>
    </style:style>
    <style:style style:name="P17"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style:text-position="0% 100%" style:font-name="Arial" fo:font-size="10pt" fo:language="en" fo:country="US" fo:font-weight="normal" officeooo:rsid="00136982" officeooo:paragraph-rsid="00136982" style:font-size-asian="10pt" style:font-weight-asian="normal" style:font-name-complex="Arial1" style:font-size-complex="10pt" style:font-weight-complex="normal"/>
    </style:style>
    <style:style style:name="P18"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style:text-position="0% 100%" style:font-name="Arial" fo:font-size="10pt" fo:language="en" fo:country="US" fo:font-weight="normal" officeooo:rsid="0015d155" officeooo:paragraph-rsid="0015d155" style:font-size-asian="10pt" style:font-weight-asian="normal" style:font-name-complex="Arial1" style:font-size-complex="10pt" style:font-weight-complex="normal"/>
    </style:style>
    <style:style style:name="P19"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style:text-position="0% 100%" style:font-name="Arial" fo:font-size="10pt" fo:language="en" fo:country="US" fo:font-weight="normal" officeooo:rsid="00164ae1" officeooo:paragraph-rsid="00164ae1" style:font-size-asian="10pt" style:font-weight-asian="normal" style:font-name-complex="Arial1" style:font-size-complex="10pt" style:font-weight-complex="normal"/>
    </style:style>
    <style:style style:name="P20" style:family="paragraph" style:parent-style-name="Predeterminado">
      <style:paragraph-properties fo:margin-left="0cm" fo:margin-right="0cm" fo:margin-top="0.3cm" fo:margin-bottom="0cm" loext:contextual-spacing="false" fo:line-height="50%" fo:text-align="start" style:justify-single-word="false" fo:text-indent="0cm" style:auto-text-indent="false" style:writing-mode="lr-tb"/>
      <style:text-properties fo:color="#000000" style:text-outline="false" style:text-line-through-style="none" style:text-line-through-type="none" style:font-name="Times New Roman1" fo:font-size="12pt" fo:font-style="normal" fo:text-shadow="none" style:text-underline-style="none" fo:font-weight="normal" style:letter-kerning="true" style:font-size-asian="12pt" style:font-style-asian="normal" style:font-weight-asian="normal" style:font-size-complex="12pt" style:text-emphasize="none"/>
    </style:style>
    <style:style style:name="P21" style:family="paragraph" style:parent-style-name="Predeterminado">
      <style:paragraph-properties fo:margin-left="0cm" fo:margin-right="0cm" fo:margin-top="0.3cm" fo:margin-bottom="0cm" loext:contextual-spacing="false" fo:line-height="50%" fo:text-align="start" style:justify-single-word="false" fo:text-indent="0cm" style:auto-text-indent="false" style:writing-mode="lr-tb"/>
      <style:text-properties style:font-name="Times New Roman1" fo:font-size="12pt" style:font-size-asian="12pt" style:font-size-complex="12pt"/>
    </style:style>
    <style:style style:name="P22" style:family="paragraph" style:parent-style-name="Predeterminado">
      <style:paragraph-properties fo:margin-left="0cm" fo:margin-right="0cm" fo:margin-top="0.3cm" fo:margin-bottom="0cm" loext:contextual-spacing="false" fo:line-height="50%" fo:text-align="start" style:justify-single-word="false" fo:text-indent="0cm" style:auto-text-indent="false" style:writing-mode="lr-tb"/>
      <style:text-properties fo:font-size="10pt" style:font-size-asian="10pt" style:font-size-complex="10pt"/>
    </style:style>
    <style:style style:name="P23" style:family="paragraph" style:parent-style-name="Predeterminado">
      <style:paragraph-properties fo:margin-left="1.76cm" fo:margin-right="0cm" fo:margin-top="0.503cm" fo:margin-bottom="0cm" loext:contextual-spacing="false" fo:line-height="92%" fo:text-align="start" style:justify-single-word="false" fo:text-indent="-0.547cm" style:auto-text-indent="false" style:writing-mode="lr-tb">
        <style:tab-stops>
          <style:tab-stop style:position="0cm"/>
        </style:tab-stops>
      </style:paragraph-properties>
      <style:text-properties style:font-name="Times New Roman1" fo:font-size="12pt" style:font-size-asian="12pt" style:font-size-complex="12pt"/>
    </style:style>
    <style:style style:name="P24" style:family="paragraph" style:parent-style-name="List_20_Paragraph">
      <style:paragraph-properties fo:margin-top="0cm" fo:margin-bottom="0cm" loext:contextual-spacing="true" fo:line-height="100%" fo:text-align="justify" style:justify-single-word="false"/>
      <style:text-properties style:text-position="0% 100%" style:font-name="Arial" fo:font-size="10pt" fo:language="en" fo:country="US" fo:font-weight="normal" officeooo:rsid="00136982" officeooo:paragraph-rsid="00136982" style:font-size-asian="10pt" style:font-weight-asian="normal" style:font-name-complex="Arial1" style:font-size-complex="10pt" style:font-weight-complex="normal"/>
    </style:style>
    <style:style style:name="P25" style:family="paragraph" style:parent-style-name="List_20_Paragraph">
      <style:paragraph-properties fo:margin-top="0cm" fo:margin-bottom="0cm" loext:contextual-spacing="true" fo:line-height="100%" fo:text-align="justify" style:justify-single-word="false"/>
      <style:text-properties style:text-position="0% 100%" style:font-name="Arial" fo:font-size="10pt" fo:language="en" fo:country="US" fo:font-weight="normal" officeooo:rsid="0015d155" officeooo:paragraph-rsid="0015d155" style:font-size-asian="10pt" style:font-weight-asian="normal" style:font-name-complex="Arial1" style:font-size-complex="10pt" style:font-weight-complex="normal"/>
    </style:style>
    <style:style style:name="P26" style:family="paragraph" style:parent-style-name="Standard">
      <style:text-properties style:font-name="Times New Roman1" fo:font-size="12pt" officeooo:rsid="002f2309" officeooo:paragraph-rsid="000e952f" style:font-size-asian="12pt" style:font-name-complex="Times New Roman2" style:font-size-complex="12pt"/>
    </style:style>
    <style:style style:name="P27" style:family="paragraph" style:parent-style-name="Standard">
      <style:text-properties fo:color="#000000" style:text-outline="false" style:text-line-through-style="none" style:text-line-through-type="none" style:font-name="Times New Roman1" fo:font-size="12pt" fo:letter-spacing="normal" fo:font-style="normal" fo:text-shadow="none" style:text-underline-style="none" fo:font-weight="normal" officeooo:rsid="000e952f" officeooo:paragraph-rsid="000e952f" style:letter-kerning="true" style:font-size-asian="12pt" style:font-style-asian="normal" style:font-weight-asian="normal" style:font-name-complex="Times New Roman2" style:font-size-complex="12pt" style:text-emphasize="none"/>
    </style:style>
    <style:style style:name="P28" style:family="paragraph" style:parent-style-name="Standard" style:list-style-name="L2">
      <style:text-properties fo:color="#000000" style:text-outline="false" style:text-line-through-style="none" style:text-line-through-type="none" style:font-name="Times New Roman1" fo:font-size="12pt" fo:letter-spacing="normal" fo:font-style="normal" fo:text-shadow="none" style:text-underline-style="none" fo:font-weight="normal" officeooo:rsid="000e952f" officeooo:paragraph-rsid="000e952f" style:letter-kerning="true" style:font-size-asian="12pt" style:font-style-asian="normal" style:font-weight-asian="normal" style:font-name-complex="Times New Roman2" style:font-size-complex="12pt" style:text-emphasize="none"/>
    </style:style>
    <style:style style:name="P29" style:family="paragraph" style:parent-style-name="Standard">
      <style:paragraph-properties fo:margin-left="4.995cm" fo:margin-right="0cm" fo:margin-top="0cm" fo:margin-bottom="0cm" loext:contextual-spacing="false" fo:line-height="100%" fo:text-align="justify" style:justify-single-word="false" fo:text-indent="0cm" style:auto-text-indent="false"/>
      <style:text-properties fo:color="#000000" style:text-outline="false" style:text-line-through-style="none" style:text-line-through-type="none" style:font-name="Times New Roman1" fo:font-size="12pt" fo:letter-spacing="normal" fo:language="en" fo:country="US" fo:font-style="normal" fo:text-shadow="none" style:text-underline-style="none" fo:font-weight="normal" officeooo:rsid="000e952f" officeooo:paragraph-rsid="000e952f" style:letter-kerning="true" style:font-size-asian="12pt" style:font-style-asian="normal" style:font-weight-asian="normal" style:font-name-complex="Times New Roman2" style:font-size-complex="12pt" style:text-emphasize="none"/>
    </style:style>
    <style:style style:name="P3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text-outline="false" style:text-line-through-style="none" style:text-line-through-type="none" style:font-name="Times New Roman1" fo:font-size="12pt" fo:letter-spacing="normal" fo:language="en" fo:country="US" fo:font-style="normal" fo:text-shadow="none" style:text-underline-style="none" fo:font-weight="normal" officeooo:rsid="000e952f" officeooo:paragraph-rsid="000e952f" style:letter-kerning="true" style:font-size-asian="12pt" style:font-style-asian="normal" style:font-weight-asian="normal" style:font-name-complex="Times New Roman2" style:font-size-complex="12pt" style:text-emphasize="none"/>
    </style:style>
    <style:style style:name="P3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text-outline="false" style:text-line-through-style="none" style:text-line-through-type="none" style:text-position="0% 100%" style:font-name="Times New Roman1" fo:font-size="12pt" fo:letter-spacing="normal" fo:language="en" fo:country="US" fo:font-style="normal" fo:text-shadow="none" style:text-underline-style="none" fo:font-weight="normal" officeooo:rsid="000e952f" officeooo:paragraph-rsid="000e952f" style:letter-kerning="true" style:font-size-asian="12pt" style:font-style-asian="normal" style:font-weight-asian="normal" style:font-name-complex="Times New Roman2" style:font-size-complex="12pt" style:text-emphasize="none"/>
    </style:style>
    <style:style style:name="P3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text-outline="false" style:text-line-through-style="none" style:text-line-through-type="none" style:text-position="0% 100%" style:font-name="Times New Roman1" fo:font-size="12pt" fo:letter-spacing="normal" fo:language="en" fo:country="US" fo:font-style="normal" fo:text-shadow="none" style:text-underline-style="none" fo:font-weight="normal" officeooo:rsid="00105dda" officeooo:paragraph-rsid="00105dda" style:letter-kerning="true" style:font-size-asian="12pt" style:font-style-asian="normal" style:font-weight-asian="normal" style:font-name-complex="Times New Roman2" style:font-size-complex="12pt" style:text-emphasize="none"/>
    </style:style>
    <style:style style:name="P33"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fo:color="#000000" style:text-outline="false" style:text-line-through-style="none" style:text-line-through-type="none" style:text-position="0% 100%" style:font-name="Times New Roman1" fo:font-size="12pt" fo:letter-spacing="normal" fo:language="en" fo:country="US" fo:font-style="normal" fo:text-shadow="none" style:text-underline-style="none" fo:font-weight="normal" officeooo:rsid="00105dda" officeooo:paragraph-rsid="00105dda" style:letter-kerning="true" style:font-size-asian="12pt" style:font-style-asian="normal" style:font-weight-asian="normal" style:font-name-complex="Times New Roman2" style:font-size-complex="12pt" style:text-emphasize="none"/>
    </style:style>
    <style:style style:name="P34"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fo:color="#000000" style:text-outline="false" style:text-line-through-style="none" style:text-line-through-type="none" style:text-position="0% 100%" style:font-name="Times New Roman1" fo:font-size="12pt" fo:letter-spacing="normal" fo:language="en" fo:country="US" fo:font-style="normal" fo:text-shadow="none" style:text-underline-style="none" fo:font-weight="normal" officeooo:rsid="00125c4b" officeooo:paragraph-rsid="00125c4b" style:letter-kerning="true" style:font-size-asian="12pt" style:font-style-asian="normal" style:font-weight-asian="normal" style:font-name-complex="Times New Roman2" style:font-size-complex="12pt" style:text-emphasize="none"/>
    </style:style>
    <style:style style:name="P35"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fo:color="#000000" style:text-outline="false" style:text-line-through-style="none" style:text-line-through-type="none" style:text-position="0% 100%" style:font-name="Times New Roman1" fo:font-size="12pt" fo:letter-spacing="normal" fo:language="en" fo:country="US" fo:font-style="normal" fo:text-shadow="none" style:text-underline-style="none" fo:font-weight="normal" officeooo:rsid="00125c4b" officeooo:paragraph-rsid="00125c4b" style:letter-kerning="true" style:font-size-asian="12pt" style:font-style-asian="normal" style:font-weight-asian="normal" style:font-name-complex="Times New Roman2" style:font-size-complex="12pt" style:font-weight-complex="normal" style:text-emphasize="none"/>
    </style:style>
    <style:style style:name="P36"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fo:color="#000000" style:text-outline="false" style:text-line-through-style="none" style:text-line-through-type="none" style:text-position="0% 100%" style:font-name="Times New Roman1" fo:font-size="12pt" fo:letter-spacing="normal" fo:language="en" fo:country="US" fo:font-style="normal" fo:text-shadow="none" style:text-underline-style="none" fo:font-weight="normal" officeooo:rsid="00125c4b" officeooo:paragraph-rsid="00125c4b" style:letter-kerning="true" style:font-size-asian="12pt" style:font-style-asian="normal" style:font-weight-asian="normal" style:font-name-complex="Arial1" style:font-size-complex="12pt" style:font-weight-complex="normal" style:text-emphasize="none"/>
    </style:style>
    <style:style style:name="P37"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fo:color="#0000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officeooo:rsid="00136afa" officeooo:paragraph-rsid="00136afa" style:letter-kerning="true" style:font-size-asian="10pt" style:font-style-asian="normal" style:font-weight-asian="normal" style:font-name-complex="Times New Roman2" style:font-size-complex="10pt" style:font-weight-complex="normal" style:text-emphasize="none"/>
    </style:style>
    <style:style style:name="P38"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fo:color="#000000" style:text-outline="false" style:text-line-through-style="none" style:text-line-through-type="none" style:text-position="-25% 100%" style:font-name="Times New Roman1" fo:font-size="12pt" fo:letter-spacing="normal" fo:language="en" fo:country="US" fo:font-style="normal" fo:text-shadow="none" style:text-underline-style="none" fo:font-weight="normal" officeooo:rsid="00125c4b" officeooo:paragraph-rsid="00125c4b" style:letter-kerning="true" style:font-size-asian="12pt" style:font-style-asian="normal" style:font-weight-asian="normal" style:font-name-complex="Arial1" style:font-size-complex="12pt" style:font-weight-complex="normal" style:text-emphasize="none"/>
    </style:style>
    <style:style style:name="P39"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fo:color="#000000" style:text-outline="false" style:text-line-through-style="none" style:text-line-through-type="none" style:text-position="-25% 100%" style:font-name="Times New Roman" fo:font-size="10pt" fo:letter-spacing="normal" fo:language="en" fo:country="US" fo:font-style="normal" fo:text-shadow="none" style:text-underline-style="none" fo:font-weight="normal" officeooo:rsid="00125c4b" officeooo:paragraph-rsid="00125c4b" style:letter-kerning="true" style:font-size-asian="10pt" style:font-style-asian="normal" style:font-weight-asian="normal" style:font-name-complex="Arial1" style:font-size-complex="10pt" style:font-weight-complex="normal" style:text-emphasize="none"/>
    </style:style>
    <style:style style:name="P40"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36982" officeooo:paragraph-rsid="00136982" style:letter-kerning="true" style:font-size-asian="12pt" style:font-style-asian="normal" style:font-weight-asian="normal" style:font-name-complex="Times New Roman2" style:font-size-complex="12pt" style:font-weight-complex="normal" style:text-emphasize="none"/>
    </style:style>
    <style:style style:name="P41" style:family="paragraph" style:parent-style-name="Standard">
      <style:paragraph-properties fo:margin-left="0cm" fo:margin-right="0cm" fo:margin-top="0cm" fo:margin-bottom="0cm" loext:contextual-spacing="true" fo:line-height="100%" fo:text-align="justify" style:justify-single-word="false" fo:text-indent="0cm" style:auto-text-indent="false" fo:break-before="page"/>
      <style:text-properties fo:color="#000000" style:text-outline="false" style:text-line-through-style="none" style:text-line-through-type="none" style:text-position="-25% 100%" style:font-name="Times New Roman" fo:font-size="10pt" fo:letter-spacing="normal" fo:language="en" fo:country="US" fo:font-style="normal" fo:text-shadow="none" style:text-underline-style="none" fo:font-weight="normal" officeooo:rsid="00125c4b" officeooo:paragraph-rsid="00125c4b" style:letter-kerning="true" style:font-size-asian="10pt" style:font-style-asian="normal" style:font-weight-asian="normal" style:font-name-complex="Arial1" style:font-size-complex="10pt" style:font-weight-complex="normal" style:text-emphasize="none"/>
    </style:style>
    <style:style style:name="P42" style:family="paragraph" style:parent-style-name="List_20_Paragraph" style:list-style-name="WWNum1">
      <style:paragraph-properties fo:margin-left="0cm" fo:margin-right="0cm" fo:margin-top="0cm" fo:margin-bottom="0cm" loext:contextual-spacing="true" fo:line-height="100%" fo:text-align="justify" style:justify-single-word="false" fo:text-indent="0cm" style:auto-text-indent="false" fo:break-before="page"/>
      <style:text-properties style:font-name="Times New Roman1" fo:font-size="12pt" fo:font-weight="bold" officeooo:rsid="002f2309" officeooo:paragraph-rsid="000e952f" style:font-size-asian="12pt" style:font-weight-asian="bold" style:font-name-complex="Times New Roman2" style:font-size-complex="12pt" style:font-weight-complex="bold"/>
    </style:style>
    <style:style style:name="P43" style:family="paragraph" style:parent-style-name="List_20_Paragraph" style:list-style-name="WWNum1">
      <style:paragraph-properties fo:margin-left="0cm" fo:margin-right="0cm" fo:margin-top="0cm" fo:margin-bottom="0cm" loext:contextual-spacing="true" fo:line-height="100%" fo:text-align="justify" style:justify-single-word="false" fo:text-indent="0cm" style:auto-text-indent="false" fo:break-before="page"/>
      <style:text-properties style:font-name="Times New Roman1" fo:font-size="12pt" fo:language="en" fo:country="US" fo:font-weight="bold" officeooo:rsid="00105dda" officeooo:paragraph-rsid="00105dda" style:font-size-asian="12pt" style:font-weight-asian="bold" style:font-name-complex="Arial1" style:font-size-complex="12pt" style:font-weight-complex="bold"/>
    </style:style>
    <style:style style:name="P44" style:family="paragraph" style:parent-style-name="List_20_Paragraph" style:list-style-name="WWNum1">
      <style:paragraph-properties fo:margin-left="0cm" fo:margin-right="0cm" fo:margin-top="0cm" fo:margin-bottom="0cm" loext:contextual-spacing="true" fo:line-height="100%" fo:text-align="justify" style:justify-single-word="false" fo:text-indent="0cm" style:auto-text-indent="false" fo:break-before="page"/>
      <style:text-properties style:text-position="0% 100%" style:font-name="Arial" fo:font-size="10pt" fo:language="en" fo:country="US" fo:font-weight="bold" officeooo:rsid="002352b0" officeooo:paragraph-rsid="00149294" style:font-size-asian="10pt" style:font-weight-asian="bold" style:font-name-complex="Arial1" style:font-size-complex="10pt" style:font-weight-complex="bold"/>
    </style:style>
    <style:style style:name="P45"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fo:color="#000000" style:text-outline="false" style:text-line-through-style="none" style:text-line-through-type="none" style:text-position="0% 100%" style:font-name="Times New Roman1" fo:font-size="12pt" fo:letter-spacing="normal" fo:language="en" fo:country="US" fo:font-style="normal" fo:text-shadow="none" style:text-underline-style="none" fo:font-weight="normal" officeooo:rsid="00225cc7" officeooo:paragraph-rsid="00105dda" style:letter-kerning="true" style:font-size-asian="12pt" style:font-style-asian="normal" style:font-weight-asian="normal" style:font-name-complex="Times New Roman2" style:font-size-complex="12pt" style:text-emphasize="none"/>
    </style:style>
    <style:style style:name="P46"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fo:color="#000000" style:text-outline="false" style:text-line-through-style="none" style:text-line-through-type="none" style:text-position="0% 100%" style:font-name="Times New Roman1" fo:font-size="12pt" fo:letter-spacing="normal" fo:language="en" fo:country="US" fo:font-style="normal" fo:text-shadow="none" style:text-underline-style="none" fo:font-weight="normal" officeooo:rsid="00105dda" officeooo:paragraph-rsid="00105dda" style:letter-kerning="true" style:font-size-asian="12pt" style:font-style-asian="normal" style:font-weight-asian="normal" style:font-name-complex="Times New Roman2" style:font-size-complex="12pt" style:text-emphasize="none"/>
    </style:style>
    <style:style style:name="P47"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36982" officeooo:paragraph-rsid="00136982" style:letter-kerning="true" style:font-size-asian="12pt" style:font-style-asian="normal" style:font-weight-asian="normal" style:font-name-complex="Times New Roman2" style:font-size-complex="12pt" style:font-weight-complex="normal" style:text-emphasize="none"/>
    </style:style>
    <style:style style:name="P48"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36afa" officeooo:paragraph-rsid="00136afa" style:letter-kerning="true" style:font-size-asian="12pt" style:font-style-asian="normal" style:font-weight-asian="normal" style:font-name-complex="Times New Roman2" style:font-size-complex="12pt" style:font-weight-complex="normal" style:text-emphasize="none"/>
    </style:style>
    <style:style style:name="P49"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2fe510" officeooo:paragraph-rsid="00149294" style:letter-kerning="true" style:font-size-asian="12pt" style:font-style-asian="normal" style:font-weight-asian="normal" style:font-name-complex="Times New Roman2" style:font-size-complex="12pt" style:font-style-complex="normal" style:font-weight-complex="normal" style:text-emphasize="none"/>
    </style:style>
    <style:style style:name="P50"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5d155" officeooo:paragraph-rsid="0015d155" style:letter-kerning="true" style:font-size-asian="12pt" style:font-style-asian="normal" style:font-weight-asian="normal" style:font-name-complex="Times New Roman2" style:font-size-complex="12pt" style:font-style-complex="normal" style:font-weight-complex="normal" style:text-emphasize="none"/>
    </style:style>
    <style:style style:name="P51"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64ae1" officeooo:paragraph-rsid="0015d155" style:letter-kerning="true" style:font-name-asian="Noto Sans CJK SC Regular" style:font-size-asian="12pt" style:font-style-asian="normal" style:font-weight-asian="normal" style:font-name-complex="Times New Roman2" style:font-size-complex="12pt" style:font-style-complex="normal" style:font-weight-complex="normal" style:text-emphasize="none"/>
    </style:style>
    <style:style style:name="P52"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64ae1" officeooo:paragraph-rsid="00164ae1" style:letter-kerning="true" style:font-name-asian="Noto Sans CJK SC Regular" style:font-size-asian="12pt" style:font-style-asian="normal" style:font-weight-asian="normal" style:font-name-complex="Times New Roman2" style:font-size-complex="12pt" style:font-style-complex="normal" style:font-weight-complex="normal" style:text-emphasize="none"/>
    </style:style>
    <style:style style:name="P53"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fo:color="#000000" style:text-outline="false" style:text-line-through-style="none" style:text-line-through-type="none" style:text-position="-25% 100%" style:font-name="Times New Roman" fo:font-size="12pt" fo:letter-spacing="normal" fo:language="en" fo:country="US" fo:font-style="normal" fo:text-shadow="none" style:text-underline-style="none" fo:font-weight="normal" officeooo:rsid="0031ab93" officeooo:paragraph-rsid="00125c4b" style:letter-kerning="true" style:font-size-asian="12pt" style:font-style-asian="normal" style:font-weight-asian="normal" style:font-name-complex="Times New Roman2" style:font-size-complex="12pt" style:font-weight-complex="normal" style:text-emphasize="none"/>
    </style:style>
    <style:style style:name="P54" style:family="paragraph" style:parent-style-name="List_20_Paragraph" style:list-style-name="WWNum1">
      <style:paragraph-properties fo:margin-left="0cm" fo:margin-right="0cm" fo:margin-top="0cm" fo:margin-bottom="0cm" loext:contextual-spacing="true" fo:line-height="100%" fo:text-align="justify" style:justify-single-word="false" fo:text-indent="0cm" style:auto-text-indent="false"/>
      <style:text-properties style:font-name="Arial" fo:font-size="10pt" fo:language="en" fo:country="US" fo:font-weight="bold" officeooo:rsid="00125c4b" officeooo:paragraph-rsid="00125c4b" style:font-size-asian="10pt" style:font-weight-asian="bold" style:font-name-complex="Arial1" style:font-size-complex="10pt" style:font-weight-complex="bold"/>
    </style:style>
    <style:style style:name="P55"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style:use-window-font-color="true" style:text-outline="false" style:text-line-through-style="none" style:text-line-through-type="none" style:text-position="-25% 100%" style:font-name="Times New Roman" fo:font-size="12pt" fo:letter-spacing="normal" fo:language="en" fo:country="US" fo:font-style="normal" fo:text-shadow="none" style:text-underline-style="none" fo:font-weight="normal" officeooo:rsid="0031ab93" officeooo:paragraph-rsid="00125c4b" style:letter-kerning="true" style:font-size-asian="12pt" style:font-style-asian="normal" style:font-weight-asian="normal" style:font-name-complex="Times New Roman2" style:font-size-complex="12pt" style:font-weight-complex="normal" style:text-emphasize="none"/>
    </style:style>
    <style:style style:name="P56" style:family="paragraph" style:parent-style-name="List_20_Paragraph" style:list-style-name="L3">
      <style:paragraph-properties fo:margin-top="0cm" fo:margin-bottom="0cm" loext:contextual-spacing="true" fo:line-height="100%" fo:text-align="justify" style:justify-single-word="false"/>
      <style:text-properties style:text-position="0% 100%" style:font-name="Arial" fo:font-size="10pt" fo:language="en" fo:country="US" fo:font-weight="normal" officeooo:rsid="00136982" officeooo:paragraph-rsid="00136982" style:font-size-asian="10pt" style:font-weight-asian="normal" style:font-name-complex="Arial1" style:font-size-complex="10pt" style:font-weight-complex="normal"/>
    </style:style>
    <style:style style:name="P57" style:family="paragraph" style:parent-style-name="List_20_Paragraph" style:list-style-name="L4">
      <style:paragraph-properties fo:margin-top="0cm" fo:margin-bottom="0cm" loext:contextual-spacing="true" fo:line-height="100%" fo:text-align="justify" style:justify-single-word="false"/>
      <style:text-properties style:text-position="0% 100%" style:font-name="Arial" fo:font-size="10pt" fo:language="en" fo:country="US" fo:font-weight="normal" officeooo:rsid="00136afa" officeooo:paragraph-rsid="00136afa" style:font-size-asian="10pt" style:font-weight-asian="normal" style:font-name-complex="Arial1" style:font-size-complex="10pt" style:font-weight-complex="normal"/>
    </style:style>
    <style:style style:name="P58" style:family="paragraph" style:parent-style-name="List_20_Paragraph" style:list-style-name="L3">
      <style:paragraph-properties fo:margin-top="0cm" fo:margin-bottom="0cm" loext:contextual-spacing="true" fo:line-height="100%" fo:text-align="justify" style:justify-single-word="false"/>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36982" officeooo:paragraph-rsid="00136982" style:letter-kerning="true" style:font-size-asian="12pt" style:font-style-asian="normal" style:font-weight-asian="normal" style:font-name-complex="Times New Roman2" style:font-size-complex="12pt" style:font-weight-complex="normal" style:text-emphasize="none"/>
    </style:style>
    <style:style style:name="P59" style:family="paragraph" style:parent-style-name="List_20_Paragraph">
      <style:paragraph-properties fo:margin-top="0cm" fo:margin-bottom="0cm" loext:contextual-spacing="true" fo:line-height="100%" fo:text-align="justify" style:justify-single-word="false"/>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36982" officeooo:paragraph-rsid="00136982" style:letter-kerning="true" style:font-size-asian="12pt" style:font-style-asian="normal" style:font-weight-asian="normal" style:font-name-complex="Times New Roman2" style:font-size-complex="12pt" style:font-weight-complex="normal" style:text-emphasize="none"/>
    </style:style>
    <style:style style:name="P60" style:family="paragraph" style:parent-style-name="List_20_Paragraph" style:list-style-name="L4">
      <style:paragraph-properties fo:margin-top="0cm" fo:margin-bottom="0cm" loext:contextual-spacing="true" fo:line-height="100%" fo:text-align="justify" style:justify-single-word="false"/>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36afa" officeooo:paragraph-rsid="00136afa" style:letter-kerning="true" style:font-size-asian="12pt" style:font-style-asian="normal" style:font-weight-asian="normal" style:font-name-complex="Times New Roman2" style:font-size-complex="12pt" style:font-weight-complex="normal" style:text-emphasize="none"/>
    </style:style>
    <style:style style:name="P61" style:family="paragraph" style:parent-style-name="List_20_Paragraph">
      <style:paragraph-properties fo:margin-top="0cm" fo:margin-bottom="0cm" loext:contextual-spacing="true" fo:line-height="100%" fo:text-align="justify" style:justify-single-word="false"/>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36afa" officeooo:paragraph-rsid="00136afa" style:letter-kerning="true" style:font-size-asian="12pt" style:font-style-asian="normal" style:font-weight-asian="normal" style:font-name-complex="Times New Roman2" style:font-size-complex="12pt" style:font-weight-complex="normal" style:text-emphasize="none"/>
    </style:style>
    <style:style style:name="P62" style:family="paragraph" style:parent-style-name="List_20_Paragraph" style:list-style-name="L5">
      <style:paragraph-properties fo:margin-top="0cm" fo:margin-bottom="0cm" loext:contextual-spacing="true" fo:line-height="100%" fo:text-align="justify" style:justify-single-word="false"/>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5d155" officeooo:paragraph-rsid="0015d155" style:letter-kerning="true" style:font-size-asian="12pt" style:font-style-asian="normal" style:font-weight-asian="normal" style:font-name-complex="Times New Roman2" style:font-size-complex="12pt" style:font-style-complex="normal" style:font-weight-complex="normal" style:text-emphasize="none"/>
    </style:style>
    <style:style style:name="P63" style:family="paragraph" style:parent-style-name="List_20_Paragraph">
      <style:paragraph-properties fo:margin-top="0cm" fo:margin-bottom="0cm" loext:contextual-spacing="true" fo:line-height="100%" fo:text-align="justify" style:justify-single-word="false"/>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5d155" officeooo:paragraph-rsid="0015d155" style:letter-kerning="true" style:font-size-asian="12pt" style:font-style-asian="normal" style:font-weight-asian="normal" style:font-name-complex="Times New Roman2" style:font-size-complex="12pt" style:font-style-complex="normal" style:font-weight-complex="normal" style:text-emphasize="none"/>
    </style:style>
    <style:style style:name="P64" style:family="paragraph" style:parent-style-name="List_20_Paragraph" style:list-style-name="L6">
      <style:paragraph-properties fo:margin-top="0cm" fo:margin-bottom="0cm" loext:contextual-spacing="true" fo:line-height="100%" fo:text-align="justify" style:justify-single-word="false"/>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5d155" officeooo:paragraph-rsid="0015d155" style:letter-kerning="true" style:font-size-asian="12pt" style:font-style-asian="normal" style:font-weight-asian="normal" style:font-name-complex="Times New Roman2" style:font-size-complex="12pt" style:font-style-complex="normal" style:font-weight-complex="normal" style:text-emphasize="none"/>
    </style:style>
    <style:style style:name="P65" style:family="paragraph" style:parent-style-name="List_20_Paragraph" style:list-style-name="L7">
      <style:paragraph-properties fo:margin-top="0cm" fo:margin-bottom="0cm" loext:contextual-spacing="true" fo:line-height="100%" fo:text-align="justify" style:justify-single-word="false"/>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64ae1" officeooo:paragraph-rsid="00164ae1" style:letter-kerning="true" style:font-name-asian="Noto Sans CJK SC Regular" style:font-size-asian="12pt" style:font-style-asian="normal" style:font-weight-asian="normal" style:font-name-complex="Times New Roman2" style:font-size-complex="12pt" style:font-style-complex="normal" style:font-weight-complex="normal" style:text-emphasize="none"/>
    </style:style>
    <style:style style:name="P66" style:family="paragraph" style:parent-style-name="List_20_Paragraph" style:list-style-name="L7">
      <style:paragraph-properties fo:margin-top="0cm" fo:margin-bottom="0cm" loext:contextual-spacing="true" fo:line-height="100%" fo:text-align="justify" style:justify-single-word="false"/>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7c8fb" officeooo:paragraph-rsid="0017c8fb" style:letter-kerning="true" style:font-name-asian="Noto Sans CJK SC Regular" style:font-size-asian="12pt" style:font-style-asian="normal" style:font-weight-asian="normal" style:font-name-complex="Times New Roman2" style:font-size-complex="12pt" style:font-style-complex="normal" style:font-weight-complex="normal" style:text-emphasize="none"/>
    </style:style>
    <style:style style:name="P67" style:family="paragraph" style:parent-style-name="List_20_Paragraph" style:list-style-name="L7">
      <style:paragraph-properties fo:margin-top="0cm" fo:margin-bottom="0cm" loext:contextual-spacing="true" fo:line-height="100%" fo:text-align="justify" style:justify-single-word="false"/>
      <style:text-properties officeooo:rsid="00164ae1" officeooo:paragraph-rsid="00164ae1"/>
    </style:style>
    <style:style style:name="P68" style:family="paragraph" style:parent-style-name="Predeterminado" style:list-style-name="L1">
      <style:text-properties style:font-name="Times New Roman1" fo:font-size="12pt" officeooo:paragraph-rsid="000e952f" style:font-size-asian="12pt" style:font-size-complex="12pt"/>
    </style:style>
    <style:style style:name="P69" style:family="paragraph" style:parent-style-name="Predeterminado">
      <style:paragraph-properties fo:margin-left="0cm" fo:margin-right="0cm" fo:margin-top="0.3cm" fo:margin-bottom="0cm" loext:contextual-spacing="false" fo:line-height="50%" fo:text-align="start" style:justify-single-word="false" fo:text-indent="0cm" style:auto-text-indent="false" style:writing-mode="lr-tb"/>
      <style:text-properties fo:color="#000000" style:text-outline="false" style:text-line-through-style="none" style:text-line-through-type="none" style:font-name="Times New Roman1" fo:font-size="12pt" fo:letter-spacing="normal" fo:font-style="normal" fo:text-shadow="none" style:text-underline-style="none" fo:font-weight="bold" style:letter-kerning="true" style:font-size-asian="12pt" style:font-style-asian="normal" style:font-weight-asian="bold" style:font-size-complex="12pt" style:text-emphasize="none"/>
    </style:style>
    <style:style style:name="P70" style:family="paragraph" style:parent-style-name="Predeterminado">
      <style:paragraph-properties fo:margin-left="0cm" fo:margin-right="0cm" fo:margin-top="0.3cm" fo:margin-bottom="0cm" loext:contextual-spacing="false" fo:line-height="50%" fo:text-align="start" style:justify-single-word="false" fo:text-indent="0cm" style:auto-text-indent="false" style:writing-mode="lr-tb"/>
      <style:text-properties fo:color="#000000" style:text-outline="false" style:text-line-through-style="none" style:text-line-through-type="none" style:font-name="Arial" fo:font-size="10pt" fo:letter-spacing="normal" fo:font-style="normal" fo:text-shadow="none" style:text-underline-style="none" fo:font-weight="normal" style:letter-kerning="true" style:font-size-asian="10pt" style:font-style-asian="normal" style:font-weight-asian="normal" style:font-size-complex="10pt" style:text-emphasize="none"/>
    </style:style>
    <style:style style:name="P71" style:family="paragraph" style:parent-style-name="Predeterminado">
      <style:paragraph-properties fo:margin-left="0cm" fo:margin-right="0cm" fo:margin-top="0.3cm" fo:margin-bottom="0cm" loext:contextual-spacing="false" fo:line-height="50%" fo:text-align="start" style:justify-single-word="false" fo:text-indent="0cm" style:auto-text-indent="false" style:writing-mode="lr-tb"/>
      <style:text-properties fo:color="#000000" style:text-outline="false" style:text-line-through-style="none" style:text-line-through-type="none" style:font-name="Arial" fo:font-size="10pt" fo:letter-spacing="normal" fo:font-style="normal" fo:text-shadow="none" style:text-underline-style="none" fo:font-weight="bold" style:letter-kerning="true" style:font-size-asian="10pt" style:font-style-asian="normal" style:font-weight-asian="bold" style:font-size-complex="10pt" style:text-emphasize="none"/>
    </style:style>
    <style:style style:name="P72" style:family="paragraph" style:parent-style-name="Predeterminado">
      <style:paragraph-properties fo:margin-left="0cm" fo:margin-right="0cm" fo:margin-top="0cm" fo:margin-bottom="0cm" loext:contextual-spacing="true" fo:line-height="100%" fo:text-align="justify" style:justify-single-word="false" fo:text-indent="0cm" style:auto-text-indent="false"/>
      <style:text-properties fo:color="#256139" style:text-outline="false" style:text-line-through-style="none" style:text-line-through-type="none" style:text-position="0% 100%" style:font-name="Arial" fo:font-size="10pt" fo:letter-spacing="normal" fo:language="en" fo:country="US" fo:font-style="normal" fo:text-shadow="none" style:text-underline-style="none" fo:font-weight="bold" officeooo:rsid="00136afa" officeooo:paragraph-rsid="00136afa" style:letter-kerning="true" style:font-size-asian="10pt" style:font-style-asian="normal" style:font-weight-asian="bold" style:font-name-complex="Times New Roman2" style:font-size-complex="10pt" style:font-weight-complex="normal" style:text-emphasize="none"/>
    </style:style>
    <style:style style:name="T1" style:family="text">
      <style:text-properties officeooo:rsid="002f2309"/>
    </style:style>
    <style:style style:name="T2" style:family="text">
      <style:text-properties fo:font-style="italic" officeooo:rsid="002f2309" style:font-style-asian="italic" style:font-name-complex="Times New Roman2" style:font-style-complex="italic"/>
    </style:style>
    <style:style style:name="T3" style:family="text">
      <style:text-properties style:font-name-complex="Times New Roman2"/>
    </style:style>
    <style:style style:name="T4" style:family="text">
      <style:text-properties officeooo:rsid="000e952f" style:font-name-complex="Times New Roman2"/>
    </style:style>
    <style:style style:name="T5" style:family="text">
      <style:text-properties officeooo:rsid="002f2309" style:font-name-complex="Times New Roman2"/>
    </style:style>
    <style:style style:name="T6" style:family="text">
      <style:text-properties fo:color="#000000" style:text-outline="false" style:text-line-through-style="none" style:text-line-through-type="none" style:font-name="Times New Roman" fo:font-size="12pt" fo:letter-spacing="normal" fo:font-style="normal" fo:text-shadow="none" style:text-underline-style="none" style:letter-kerning="true" style:font-size-asian="12pt" style:font-style-asian="normal" style:font-name-complex="Times New Roman2" style:font-size-complex="12pt" style:text-emphasize="none"/>
    </style:style>
    <style:style style:name="T7" style:family="text">
      <style:text-properties fo:color="#000000" style:text-outline="false" style:text-line-through-style="none" style:text-line-through-type="none" style:font-name="Times New Roman" fo:font-size="12pt" fo:letter-spacing="normal" fo:font-style="normal" fo:text-shadow="none" style:text-underline-style="none" officeooo:rsid="00136982" style:letter-kerning="true" style:font-size-asian="12pt" style:font-style-asian="normal" style:font-name-complex="Times New Roman2" style:font-size-complex="12pt" style:text-emphasize="none"/>
    </style:style>
    <style:style style:name="T8" style:family="text">
      <style:text-properties fo:color="#000000" style:text-outline="false" style:text-line-through-style="none" style:text-line-through-type="none" style:font-name="Times New Roman" fo:font-size="12pt" fo:letter-spacing="normal" fo:font-style="normal" fo:text-shadow="none" style:text-underline-style="none" style:letter-kerning="true" style:font-size-asian="12pt" style:font-style-asian="normal" style:font-name-complex="Times New Roman2" style:font-size-complex="12pt" style:font-style-complex="normal" style:text-emphasize="none"/>
    </style:style>
    <style:style style:name="T9" style:family="text">
      <style:text-properties fo:color="#000000" style:text-outline="false" style:text-line-through-style="none" style:text-line-through-type="none" style:font-name="Times New Roman" fo:font-size="12pt" fo:letter-spacing="normal" fo:font-style="normal" fo:text-shadow="none" style:text-underline-style="none" officeooo:rsid="00225cc7" style:letter-kerning="true" style:font-size-asian="12pt" style:font-style-asian="normal" style:font-name-complex="Times New Roman2" style:font-size-complex="12pt" style:font-style-complex="normal" style:text-emphasize="none"/>
    </style:style>
    <style:style style:name="T10" style:family="text">
      <style:text-properties fo:color="#000000" style:text-outline="false" style:text-line-through-style="none" style:text-line-through-type="none" style:font-name="Times New Roman" fo:font-size="12pt" fo:letter-spacing="normal" fo:font-style="normal" fo:text-shadow="none" style:text-underline-style="none" officeooo:rsid="002fe510" style:letter-kerning="true" style:font-size-asian="12pt" style:font-style-asian="normal" style:font-name-complex="Times New Roman2" style:font-size-complex="12pt" style:font-style-complex="normal" style:text-emphasize="none"/>
    </style:style>
    <style:style style:name="T11" style:family="text">
      <style:text-properties fo:color="#000000" style:text-outline="false" style:text-line-through-style="none" style:text-line-through-type="none" style:font-name="Times New Roman" fo:font-size="12pt" fo:letter-spacing="normal" fo:font-style="normal" fo:text-shadow="none" style:text-underline-style="none" officeooo:rsid="0035ba9e" style:letter-kerning="true" style:font-size-asian="12pt" style:font-style-asian="normal" style:font-name-complex="Times New Roman2" style:font-size-complex="12pt" style:font-style-complex="normal" style:text-emphasize="none"/>
    </style:style>
    <style:style style:name="T12" style:family="text">
      <style:text-properties fo:color="#000000" style:text-outline="false" style:text-line-through-style="none" style:text-line-through-type="none" style:font-name="Times New Roman" fo:font-size="12pt" fo:letter-spacing="normal" fo:font-style="normal" fo:text-shadow="none" style:text-underline-style="none" officeooo:rsid="0034e28d" style:letter-kerning="true" style:font-size-asian="12pt" style:font-style-asian="normal" style:font-name-complex="Times New Roman2" style:font-size-complex="12pt" style:font-style-complex="normal" style:text-emphasize="none"/>
    </style:style>
    <style:style style:name="T13" style:family="text">
      <style:text-properties fo:color="#000000" style:text-outline="false" style:text-line-through-style="none" style:text-line-through-type="none" style:font-name="Times New Roman" fo:font-size="12pt" fo:letter-spacing="normal" fo:font-style="normal" fo:text-shadow="none" style:text-underline-style="none" officeooo:rsid="00164ae1" style:letter-kerning="true" style:font-size-asian="12pt" style:font-style-asian="normal" style:font-name-complex="Times New Roman2" style:font-size-complex="12pt" style:font-style-complex="normal" style:text-emphasize="none"/>
    </style:style>
    <style:style style:name="T14" style:family="text">
      <style:text-properties fo:color="#000000" style:text-outline="false" style:text-line-through-style="none" style:text-line-through-type="none" style:font-name="Times New Roman" fo:font-size="12pt" fo:letter-spacing="normal" fo:font-style="normal" fo:text-shadow="none" style:text-underline-style="none" style:letter-kerning="true" style:font-name-asian="Noto Sans CJK SC Regular" style:font-size-asian="12pt" style:font-style-asian="normal" style:font-name-complex="Times New Roman2" style:font-size-complex="12pt" style:font-style-complex="normal" style:text-emphasize="none"/>
    </style:style>
    <style:style style:name="T15" style:family="text">
      <style:text-properties fo:color="#000000" style:text-outline="false" style:text-line-through-style="none" style:text-line-through-type="none" style:font-name="Times New Roman" fo:font-size="12pt" fo:letter-spacing="normal" fo:font-style="normal" fo:text-shadow="none" style:text-underline-style="none" officeooo:rsid="00164ae1" style:letter-kerning="true" style:font-name-asian="Noto Sans CJK SC Regular" style:font-size-asian="12pt" style:font-style-asian="normal" style:font-name-complex="Times New Roman2" style:font-size-complex="12pt" style:font-style-complex="normal" style:text-emphasize="none"/>
    </style:style>
    <style:style style:name="T16" style:family="text">
      <style:text-properties fo:color="#000000" style:text-outline="false" style:text-line-through-style="none" style:text-line-through-type="none" style:font-name="Arial" fo:letter-spacing="normal" fo:font-style="normal" fo:text-shadow="none" style:text-underline-style="none" fo:font-weight="normal" style:letter-kerning="true" style:font-style-asian="normal" style:font-weight-asian="normal" style:text-emphasize="none"/>
    </style:style>
    <style:style style:name="T17" style:family="text">
      <style:text-properties fo:color="#000000" style:text-outline="false" style:text-line-through-style="none" style:text-line-through-type="none" style:font-name="Arial" fo:letter-spacing="normal" fo:font-style="normal" fo:text-shadow="none" style:text-underline-style="none" fo:font-weight="normal" officeooo:rsid="00136afa" style:letter-kerning="true" style:font-style-asian="normal" style:font-weight-asian="normal" style:text-emphasize="none"/>
    </style:style>
    <style:style style:name="T18" style:family="text">
      <style:text-properties fo:color="#000000" style:text-outline="false" style:text-line-through-style="none" style:text-line-through-type="none" style:font-name="Arial" fo:letter-spacing="normal" fo:font-style="normal" fo:text-shadow="none" style:text-underline-style="none" fo:font-weight="bold" style:letter-kerning="true" style:font-style-asian="normal" style:font-weight-asian="bold" style:text-emphasize="none"/>
    </style:style>
    <style:style style:name="T19" style:family="text">
      <style:text-properties fo:color="#000000" style:text-outline="false" style:text-line-through-style="none" style:text-line-through-type="none" style:text-position="super 58%" style:font-name="Times New Roman" fo:letter-spacing="normal" fo:font-style="normal" fo:text-shadow="none" style:text-underline-style="none" style:letter-kerning="true" style:font-style-asian="normal" style:text-emphasize="none"/>
    </style:style>
    <style:style style:name="T20" style:family="text">
      <style:text-properties fo:color="#000000" style:text-outline="false" style:text-line-through-style="none" style:text-line-through-type="none" style:text-position="super 58%" fo:letter-spacing="normal" fo:font-style="normal" fo:text-shadow="none" style:text-underline-style="none" fo:font-weight="normal" style:letter-kerning="true" style:font-style-asian="normal" style:font-weight-asian="normal" style:font-name-complex="Times New Roman2" style:text-emphasize="none"/>
    </style:style>
    <style:style style:name="T21" style:family="text">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true" style:font-name-asian="Noto Sans CJK SC Regular" style:font-size-asian="12pt" style:font-style-asian="normal" style:font-weight-asian="normal" style:font-name-complex="Times New Roman2" style:font-size-complex="12pt" style:font-style-complex="normal" style:font-weight-complex="normal" style:text-emphasize="none"/>
    </style:style>
    <style:style style:name="T22" style:family="text">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64ae1" style:letter-kerning="true" style:font-name-asian="Noto Sans CJK SC Regular" style:font-size-asian="12pt" style:font-style-asian="normal" style:font-weight-asian="normal" style:font-name-complex="Times New Roman2" style:font-size-complex="12pt" style:font-style-complex="normal" style:font-weight-complex="normal" style:text-emphasize="none"/>
    </style:style>
    <style:style style:name="T23" style:family="text">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5d155" style:letter-kerning="true" style:font-name-asian="Noto Sans CJK SC Regular" style:font-size-asian="12pt" style:font-style-asian="normal" style:font-weight-asian="normal" style:font-name-complex="Times New Roman2" style:font-size-complex="12pt" style:font-style-complex="normal" style:font-weight-complex="normal" style:text-emphasize="none"/>
    </style:style>
    <style:style style:name="T24" style:family="text">
      <style:text-properties fo:color="#000000"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name-complex="Times New Roman2" style:text-emphasize="none"/>
    </style:style>
    <style:style style:name="T25" style:family="text">
      <style:text-properties fo:color="#000000" style:text-outline="false" style:text-line-through-style="none" style:text-line-through-type="none" style:text-position="0% 100%" fo:letter-spacing="normal" fo:font-style="normal" fo:text-shadow="none" style:text-underline-style="none" fo:font-weight="normal" officeooo:rsid="00105dda" style:letter-kerning="true" style:font-style-asian="normal" style:font-weight-asian="normal" style:font-name-complex="Times New Roman2" style:text-emphasize="none"/>
    </style:style>
    <style:style style:name="T26" style:family="text">
      <style:text-properties fo:color="#000000" style:text-outline="false" style:text-line-through-style="none" style:text-line-through-type="none" style:text-position="0% 100%" fo:letter-spacing="normal" fo:font-style="normal" fo:text-shadow="none" style:text-underline-style="none" fo:font-weight="normal" officeooo:rsid="00225cc7" style:letter-kerning="true" style:font-style-asian="normal" style:font-weight-asian="normal" style:font-name-complex="Times New Roman2" style:text-emphasize="none"/>
    </style:style>
    <style:style style:name="T27" style:family="text">
      <style:text-properties fo:color="#000000" style:text-outline="false" style:text-line-through-style="none" style:text-line-through-type="none" style:text-position="0% 100%" fo:letter-spacing="normal" fo:font-style="normal" fo:text-shadow="none" style:text-underline-style="none" style:letter-kerning="true" style:font-style-asian="normal" style:text-emphasize="none"/>
    </style:style>
    <style:style style:name="T28" style:family="text">
      <style:text-properties fo:color="#000000" style:text-outline="false" style:text-line-through-style="none" style:text-line-through-type="none" style:text-position="0% 100%" fo:letter-spacing="normal" fo:font-style="normal" fo:text-shadow="none" style:text-underline-style="none" style:letter-kerning="true" style:font-style-asian="normal" style:font-name-complex="Times New Roman2" style:text-emphasize="none"/>
    </style:style>
    <style:style style:name="T29" style:family="text">
      <style:text-properties fo:color="#000000" style:text-outline="false" style:text-line-through-style="none" style:text-line-through-type="none" style:text-position="0% 100%" fo:letter-spacing="normal" fo:font-style="normal" fo:text-shadow="none" style:text-underline-style="none" officeooo:rsid="002f2309" style:letter-kerning="true" style:font-style-asian="normal" style:font-name-complex="Times New Roman2" style:text-emphasize="none"/>
    </style:style>
    <style:style style:name="T30" style:family="text">
      <style:text-properties fo:color="#000000" style:text-outline="false" style:text-line-through-style="none" style:text-line-through-type="none" style:text-position="0% 100%" fo:letter-spacing="normal" fo:font-style="normal" fo:text-shadow="none" style:text-underline-style="none" officeooo:rsid="002fc0d5" style:letter-kerning="true" style:font-style-asian="normal" style:font-name-complex="Times New Roman2" style:text-emphasize="none"/>
    </style:style>
    <style:style style:name="T31" style:family="text">
      <style:text-properties fo:color="#000000" style:text-outline="false" style:text-line-through-style="none" style:text-line-through-type="none" style:text-position="0% 100%" fo:letter-spacing="normal" fo:font-style="normal" fo:text-shadow="none" style:text-underline-style="none" officeooo:rsid="00225cc7" style:letter-kerning="true" style:font-style-asian="normal" style:font-name-complex="Times New Roman2" style:text-emphasize="none"/>
    </style:style>
    <style:style style:name="T32" style:family="text">
      <style:text-properties fo:color="#000000" style:text-outline="false" style:text-line-through-style="none" style:text-line-through-type="none" style:text-position="0% 100%" fo:letter-spacing="normal" fo:font-style="normal" fo:text-shadow="none" style:text-underline-style="none" officeooo:rsid="00105dda" style:letter-kerning="true" style:font-style-asian="normal" style:font-name-complex="Times New Roman2" style:text-emphasize="none"/>
    </style:style>
    <style:style style:name="T33" style:family="text">
      <style:text-properties fo:color="#000000" style:text-outline="false" style:text-line-through-style="none" style:text-line-through-type="none" style:text-position="0% 100%" style:font-name="MathJax_Main" fo:font-size="12pt" fo:letter-spacing="normal" fo:language="en" fo:country="US" fo:font-style="normal" fo:text-shadow="none" style:text-underline-style="none" fo:font-weight="normal" style:letter-kerning="true" style:font-name-asian="MathJax_Main" style:font-size-asian="12pt" style:font-style-asian="normal" style:font-weight-asian="normal" style:font-name-complex="MathJax_Main" style:font-size-complex="12pt" style:font-style-complex="normal" style:font-weight-complex="normal" style:text-emphasize="none"/>
    </style:style>
    <style:style style:name="T34"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35"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font-name-complex="Times New Roman2" style:text-emphasize="none"/>
    </style:style>
    <style:style style:name="T36" style:family="text">
      <style:text-properties fo:color="#000000" style:text-outline="false" style:text-line-through-style="none" style:text-line-through-type="none" fo:letter-spacing="normal" fo:font-style="normal" fo:text-shadow="none" style:text-underline-style="none" fo:font-weight="normal" officeooo:rsid="000e952f" style:letter-kerning="true" style:font-style-asian="normal" style:font-weight-asian="normal" style:font-name-complex="Times New Roman2" style:text-emphasize="none"/>
    </style:style>
    <style:style style:name="T37" style:family="text">
      <style:text-properties fo:color="#000000" style:text-outline="false" style:text-line-through-style="none" style:text-line-through-type="none" fo:letter-spacing="normal" fo:font-style="normal" fo:text-shadow="none" style:text-underline-style="none" style:letter-kerning="true" style:font-style-asian="normal" style:text-emphasize="none"/>
    </style:style>
    <style:style style:name="T38" style:family="text">
      <style:text-properties fo:color="#000000" style:text-outline="false" style:text-line-through-style="none" style:text-line-through-type="none" fo:letter-spacing="normal" fo:font-style="normal" fo:text-shadow="none" style:text-underline-style="none" fo:font-weight="bold" style:letter-kerning="true" style:font-style-asian="normal" style:font-weight-asian="bold" style:text-emphasize="none"/>
    </style:style>
    <style:style style:name="T39" style:family="text">
      <style:text-properties fo:color="#000000" style:text-outline="false" style:text-line-through-style="none" style:text-line-through-type="none" style:text-position="sub 58%" style:font-name="Times New Roman" fo:font-size="12pt" fo:letter-spacing="normal" fo:font-style="normal" fo:text-shadow="none" style:text-underline-style="none" style:letter-kerning="true" style:font-size-asian="12pt" style:font-style-asian="normal" style:font-name-complex="Times New Roman2" style:font-size-complex="12pt" style:text-emphasize="none"/>
    </style:style>
    <style:style style:name="T40" style:family="text">
      <style:text-properties fo:color="#000000" style:text-outline="false" style:text-line-through-style="none" style:text-line-through-type="none" style:text-position="sub 58%" style:font-name="Times New Roman" fo:font-size="12pt" fo:letter-spacing="normal" fo:font-style="normal" fo:text-shadow="none" style:text-underline-style="none" officeooo:rsid="00136982" style:letter-kerning="true" style:font-size-asian="12pt" style:font-style-asian="normal" style:font-name-complex="Times New Roman2" style:font-size-complex="12pt" style:text-emphasize="none"/>
    </style:style>
    <style:style style:name="T41" style:family="text">
      <style:text-properties fo:color="#000000" style:text-outline="false" style:text-line-through-style="none" style:text-line-through-type="none" style:text-position="sub 58%" style:font-name="Times New Roman" fo:font-size="12pt" fo:letter-spacing="normal" fo:font-style="normal" fo:text-shadow="none" style:text-underline-style="none" style:letter-kerning="true" style:font-size-asian="12pt" style:font-style-asian="normal" style:font-name-complex="Times New Roman2" style:font-size-complex="12pt" style:font-style-complex="normal" style:text-emphasize="none"/>
    </style:style>
    <style:style style:name="T42" style:family="text">
      <style:text-properties fo:color="#000000" style:text-outline="false" style:text-line-through-style="none" style:text-line-through-type="none" style:text-position="sub 58%" fo:letter-spacing="normal" fo:font-style="normal" fo:text-shadow="none" style:text-underline-style="none" fo:font-weight="normal" style:letter-kerning="true" style:font-style-asian="normal" style:font-weight-asian="normal" style:font-name-complex="Times New Roman2" style:text-emphasize="none"/>
    </style:style>
    <style:style style:name="T43" style:family="text">
      <style:text-properties fo:color="#000000" style:text-outline="false" style:text-line-through-style="none" style:text-line-through-type="none" style:text-position="sub 58%" fo:letter-spacing="normal" fo:font-style="normal" fo:text-shadow="none" style:text-underline-style="none" fo:font-weight="normal" officeooo:rsid="00105dda" style:letter-kerning="true" style:font-style-asian="normal" style:font-weight-asian="normal" style:font-name-complex="Times New Roman2" style:text-emphasize="none"/>
    </style:style>
    <style:style style:name="T44" style:family="text">
      <style:text-properties fo:color="#000000" style:text-outline="false" style:text-line-through-style="none" style:text-line-through-type="none" style:text-position="-25% 100%" style:font-name="Times New Roman" fo:letter-spacing="normal" fo:font-style="normal" fo:text-shadow="none" style:text-underline-style="none" style:letter-kerning="true" style:font-style-asian="normal" style:text-emphasize="none"/>
    </style:style>
    <style:style style:name="T45" style:family="text">
      <style:text-properties fo:color="#000000" style:text-outline="false" style:text-line-through-style="none" style:text-line-through-type="none" style:text-position="-25% 100%" style:font-name="Times New Roman" fo:font-size="12pt" fo:letter-spacing="normal" fo:font-style="normal" fo:text-shadow="none" style:text-underline-style="none" officeooo:rsid="00225cc7" style:letter-kerning="true" style:font-size-asian="12pt" style:font-style-asian="normal" style:font-name-complex="Times New Roman2" style:font-size-complex="12pt" style:text-emphasize="none"/>
    </style:style>
    <style:style style:name="T46" style:family="text">
      <style:text-properties fo:color="#000000" style:text-outline="false" style:text-line-through-style="none" style:text-line-through-type="none" style:text-position="-25% 100%" style:font-name="Times New Roman" fo:font-size="12pt" fo:letter-spacing="normal" fo:font-style="normal" fo:text-shadow="none" style:text-underline-style="none" officeooo:rsid="002fc0d5" style:letter-kerning="true" style:font-size-asian="12pt" style:font-style-asian="normal" style:font-name-complex="Times New Roman2" style:font-size-complex="12pt" style:text-emphasize="none"/>
    </style:style>
    <style:style style:name="T47" style:family="text">
      <style:text-properties fo:color="#000000" style:text-outline="false" style:text-line-through-style="none" style:text-line-through-type="none" style:text-position="-25% 100%" style:font-name="Times New Roman" fo:font-size="12pt" fo:letter-spacing="normal" fo:font-style="normal" fo:text-shadow="none" style:text-underline-style="none" officeooo:rsid="0031ab93" style:letter-kerning="true" style:font-size-asian="12pt" style:font-style-asian="normal" style:font-name-complex="Times New Roman2" style:font-size-complex="12pt" style:text-emphasize="none"/>
    </style:style>
    <style:style style:name="T48" style:family="text">
      <style:text-properties fo:color="#000000" style:text-outline="false" style:text-line-through-style="none" style:text-line-through-type="none" style:text-position="-25% 100%" fo:letter-spacing="normal" fo:font-style="normal" fo:text-shadow="none" style:text-underline-style="none" style:letter-kerning="true" style:font-style-asian="normal" style:text-emphasize="none"/>
    </style:style>
    <style:style style:name="T49" style:family="text">
      <style:text-properties fo:color="#000000" style:text-outline="false" style:text-line-through-style="none" style:text-line-through-type="none" style:text-position="-25% 100%" fo:letter-spacing="normal" fo:font-style="normal" fo:text-shadow="none" style:text-underline-style="none" officeooo:rsid="00105dda" style:letter-kerning="true" style:font-style-asian="normal" style:font-name-complex="Times New Roman2" style:text-emphasize="none"/>
    </style:style>
    <style:style style:name="T50" style:family="text">
      <style:text-properties fo:color="#000000" style:text-outline="false" style:text-line-through-style="none" style:text-line-through-type="none" style:text-position="-25% 100%" fo:letter-spacing="normal" fo:font-style="normal" fo:text-shadow="none" style:text-underline-style="none" fo:font-weight="normal" style:letter-kerning="true" style:font-style-asian="normal" style:font-weight-asian="normal" style:text-emphasize="none"/>
    </style:style>
    <style:style style:name="T51" style:family="text">
      <style:text-properties fo:color="#000000" style:text-outline="false" style:text-line-through-style="none" style:text-line-through-type="none" style:text-position="-25% 100%" fo:letter-spacing="normal" fo:font-style="normal" fo:text-shadow="none" style:text-underline-style="none" fo:font-weight="normal" style:letter-kerning="true" style:font-style-asian="normal" style:font-weight-asian="normal" style:font-name-complex="Times New Roman2" style:text-emphasize="none"/>
    </style:style>
    <style:style style:name="T52" style:family="text">
      <style:text-properties fo:color="#000000" style:text-outline="false" style:text-line-through-style="none" style:text-line-through-type="none" style:text-position="30% 100%" fo:letter-spacing="normal" fo:font-style="normal" fo:text-shadow="none" style:text-underline-style="none" fo:font-weight="normal" style:letter-kerning="true" style:font-style-asian="normal" style:font-weight-asian="normal" style:text-emphasize="none"/>
    </style:style>
    <style:style style:name="T53" style:family="text">
      <style:text-properties fo:color="#000000" style:text-outline="false" style:text-line-through-style="none" style:text-line-through-type="none" style:text-position="30% 100%" fo:letter-spacing="normal" fo:font-style="normal" fo:text-shadow="none" style:text-underline-style="none" fo:font-weight="normal" style:letter-kerning="true" style:font-style-asian="normal" style:font-weight-asian="normal" style:font-name-complex="Times New Roman2" style:text-emphasize="none"/>
    </style:style>
    <style:style style:name="T54" style:family="text">
      <style:text-properties fo:color="#000000" style:text-outline="false" style:text-line-through-style="none" style:text-line-through-type="none" style:text-position="29% 100%" fo:letter-spacing="normal" fo:font-style="normal" fo:text-shadow="none" style:text-underline-style="none" style:letter-kerning="true" style:font-style-asian="normal" style:text-emphasize="none"/>
    </style:style>
    <style:style style:name="T55" style:family="text">
      <style:text-properties fo:color="#000000" style:text-outline="false" style:text-line-through-style="none" style:text-line-through-type="none" style:text-position="29% 100%" fo:letter-spacing="normal" fo:font-style="normal" fo:text-shadow="none" style:text-underline-style="none" fo:font-weight="normal" style:letter-kerning="true" style:font-style-asian="normal" style:font-weight-asian="normal" style:text-emphasize="none"/>
    </style:style>
    <style:style style:name="T56" style:family="text">
      <style:text-properties fo:color="#000000" style:text-outline="false" style:text-line-through-style="none" style:text-line-through-type="none" style:text-position="-23% 100%" fo:letter-spacing="normal" fo:font-style="normal" fo:text-shadow="none" style:text-underline-style="none" style:letter-kerning="true" style:font-style-asian="normal" style:text-emphasize="none"/>
    </style:style>
    <style:style style:name="T57" style:family="text">
      <style:text-properties fo:color="#000000" style:text-outline="false" style:text-line-through-style="none" style:text-line-through-type="none" style:text-position="-23% 100%" fo:letter-spacing="normal" fo:font-style="normal" fo:text-shadow="none" style:text-underline-style="none" fo:font-weight="normal" style:letter-kerning="true" style:font-style-asian="normal" style:font-weight-asian="normal" style:text-emphasize="none"/>
    </style:style>
    <style:style style:name="T58" style:family="text">
      <style:text-properties fo:color="#000000" style:text-outline="false" style:text-line-through-style="none" style:text-line-through-type="none" style:font-name="MathJax_Main" fo:font-size="12pt" fo:letter-spacing="normal" fo:font-style="normal" fo:text-shadow="none" style:text-underline-style="none" officeooo:rsid="00164ae1" style:letter-kerning="true" style:font-name-asian="MathJax_Main" style:font-size-asian="12pt" style:font-style-asian="normal" style:font-name-complex="MathJax_Main" style:font-size-complex="12pt" style:font-style-complex="normal" style:text-emphasize="none"/>
    </style:style>
    <style:style style:name="T59" style:family="text">
      <style:text-properties fo:color="#256139" style:text-outline="false" style:text-line-through-style="none" style:text-line-through-type="none" fo:letter-spacing="normal" fo:font-style="normal" fo:text-shadow="none" style:text-underline-style="none" fo:font-weight="bold" officeooo:rsid="000e952f" style:letter-kerning="true" style:font-style-asian="normal" style:font-weight-asian="bold" style:font-name-complex="Times New Roman2" style:text-emphasize="none"/>
    </style:style>
    <style:style style:name="T60" style:family="text">
      <style:text-properties fo:color="#256139" style:text-outline="false" style:text-line-through-style="none" style:text-line-through-type="none" fo:letter-spacing="normal" fo:font-style="normal" fo:text-shadow="none" style:text-underline-style="none" fo:font-weight="bold" style:letter-kerning="true" style:font-style-asian="normal" style:font-weight-asian="bold" style:text-emphasize="none"/>
    </style:style>
    <style:style style:name="T61" style:family="text">
      <style:text-properties fo:color="#256139" style:text-outline="false" style:text-line-through-style="none" style:text-line-through-type="none" style:text-position="0% 100%" fo:letter-spacing="normal" fo:font-style="normal" fo:text-shadow="none" style:text-underline-style="none" fo:font-weight="bold" style:letter-kerning="true" style:font-style-asian="normal" style:font-weight-asian="bold" style:text-emphasize="none"/>
    </style:style>
    <style:style style:name="T62" style:family="text">
      <style:text-properties fo:language="en" fo:country="US" style:font-name-complex="Arial1"/>
    </style:style>
    <style:style style:name="T63" style:family="text">
      <style:text-properties fo:language="en" fo:country="US" officeooo:rsid="001e8e89" style:font-name-complex="Arial1"/>
    </style:style>
    <style:style style:name="T64" style:family="text">
      <style:text-properties fo:language="en" fo:country="US" officeooo:rsid="0035ba9e" style:font-name-complex="Arial1"/>
    </style:style>
    <style:style style:name="T65" style:family="text">
      <style:text-properties fo:language="en" fo:country="US" officeooo:rsid="002f2309" style:font-name-complex="Arial1"/>
    </style:style>
    <style:style style:name="T66" style:family="text">
      <style:text-properties style:text-outline="false" style:text-line-through-style="none" style:text-line-through-type="none" style:text-position="-25% 100%" style:font-name="Times New Roman" fo:letter-spacing="normal" fo:font-style="normal" fo:text-shadow="none" style:text-underline-style="none" style:letter-kerning="true" style:font-style-asian="normal" style:font-name-complex="Times New Roman2" style:text-emphasize="none"/>
    </style:style>
    <style:style style:name="T67" style:family="text">
      <style:text-properties style:text-outline="false" style:text-line-through-style="none" style:text-line-through-type="none" style:text-position="-25% 100%" style:font-name="Times New Roman" fo:letter-spacing="normal" fo:language="en" fo:country="US" fo:font-style="normal" fo:text-shadow="none" style:text-underline-style="none" officeooo:rsid="0031ab93" style:letter-kerning="true" style:font-style-asian="normal" style:font-name-complex="Times New Roman2" style:text-emphasize="none"/>
    </style:style>
    <style:style style:name="T68" style:family="text">
      <style:text-properties style:text-outline="false" style:text-line-through-style="none" style:text-line-through-type="none" style:text-position="-25% 100%" style:font-name="Times New Roman" fo:letter-spacing="normal" fo:language="en" fo:country="US" fo:font-style="normal" fo:text-shadow="none" style:text-underline-style="none" officeooo:rsid="00136982" style:letter-kerning="true" style:font-style-asian="normal" style:font-name-complex="Times New Roman2" style:text-emphasize="none"/>
    </style:style>
    <style:style style:name="T69" style:family="text">
      <style:text-properties style:text-outline="false" style:text-line-through-style="none" style:text-line-through-type="none" style:font-name="Times New Roman" fo:letter-spacing="normal" fo:font-style="normal" fo:text-shadow="none" style:text-underline-style="none" style:letter-kerning="true" style:font-style-asian="normal" style:text-emphasize="none"/>
    </style:style>
    <style:style style:name="T70" style:family="text">
      <style:text-properties style:text-outline="false" style:text-line-through-style="none" style:text-line-through-type="none" style:text-position="0% 100%" style:font-name="Times New Roman" fo:letter-spacing="normal" fo:font-style="normal" fo:text-shadow="none" style:text-underline-style="none" style:letter-kerning="true" style:font-style-asian="normal" style:text-emphasize="none"/>
    </style:style>
    <style:style style:name="T71" style:family="text">
      <style:text-properties officeooo:rsid="0017c8f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1 punto) </text:span><text:span text:style-name="T5">Defina el concepto de algoritmo y describa sus propiedades. Exponga un ejemplo de </text:span><text:span text:style-name="T2">pseudo</text:span><text:span text:style-name="T5">-algoritmo que incumpla alguna de las propiedades, explicando por qué no es un algoritmo.</text:span></text:p>
      <text:p text:style-name="P26"/>
      <text:p text:style-name="P26"/>
      <text:p text:style-name="P1"><text:span text:style-name="T5">U</text:span><text:span text:style-name="T4">n algoritmo es una s</text:span><text:span text:style-name="T35">ecuencia finita ordenada de pasos exentos de ambig</text:span><text:span text:style-name="T34">üedad tal que, al llevarse a cabo con fidelidad, dará como resultado la tarea para la que se ha diseñado.</text:span><text:span text:style-name="T36"> Todo algoritmo debe cumplir con las siguientes propiedades:</text:span></text:p>
      <text:p text:style-name="P27"/>
      <text:list xml:id="list1489603745" text:style-name="L1">
        <text:list-item>
          <text:p text:style-name="P68"><text:span text:style-name="T59">Es una noci</text:span><text:span text:style-name="T60">ón abstracta</text:span><text:span text:style-name="T38">. </text:span><text:span text:style-name="T34">No depende del lenguaje donde se implemente (C++, Basic, Fortran,...).</text:span></text:p>
        </text:list-item>
        <text:list-item>
          <text:p text:style-name="P68"><text:span text:style-name="T60">Está bien definido</text:span><text:span text:style-name="T38">. </text:span><text:span text:style-name="T34">Cada paso está claramente expresado y sin ambigüedades.</text:span></text:p>
        </text:list-item>
        <text:list-item>
          <text:p text:style-name="P68"><text:span text:style-name="T60">Es coherente</text:span><text:span text:style-name="T38">. </text:span><text:span text:style-name="T34">Con los mismos datos iniciales siempre se obtiene el mismo resultado.</text:span></text:p>
        </text:list-item>
        <text:list-item>
          <text:p text:style-name="P68"><text:span text:style-name="T60">Finitud</text:span><text:span text:style-name="T38">.</text:span><text:span text:style-name="T34"> El algoritmo debe terminar.</text:span></text:p>
        </text:list-item>
        <text:list-item>
          <text:p text:style-name="P68"><text:span text:style-name="T60">Efectividad</text:span><text:span text:style-name="T38">.</text:span><text:span text:style-name="T34"> Debe resolver el problema planteado.</text:span></text:p>
        </text:list-item>
      </text:list>
      <text:p text:style-name="P27"/>
      <text:p text:style-name="P27">La sigiuente secuencia finita ordenada de pasos no puede ser considerada algoritmo:</text:p>
      <text:p text:style-name="P27"/>
      <text:p text:style-name="P27"><text:tab/>Algoritmo c=Ejemplo(a,b:enteros)</text:p>
      <text:p text:style-name="P27"><text:tab/><text:tab/>Asignar a a b</text:p>
      <text:p text:style-name="P27"><text:tab/><text:tab/>Mientras (a = b) {</text:p>
      <text:p text:style-name="P27"><text:tab/><text:tab/><text:tab/>Incrementar a en 1</text:p>
      <text:p text:style-name="P27"><text:tab/><text:tab/><text:tab/>Incrementar b en 1</text:p>
      <text:p text:style-name="P27"><text:tab/><text:tab/>}</text:p>
      <text:p text:style-name="P27"><text:tab/><text:tab/>Devolver c</text:p>
      <text:p text:style-name="P27"/>
      <text:p text:style-name="P27">No es un algoritmo porque incumple la definición propia de algoritmo y al menos una de sus propiedades, por los motivos siguientes:</text:p>
      <text:list xml:id="list1053281618" text:style-name="L2">
        <text:list-item>
          <text:p text:style-name="P28">La sentencia “Asignar a a b” es ambigua. No se indica si se desea hacer a=b o b=a</text:p>
        </text:list-item>
        <text:list-item>
          <text:p text:style-name="P28">No cumple con la propiedad de finitud: El algoritmo nunca termina</text:p>
        </text:list-item>
        <text:list-item>
          <text:p text:style-name="P28">No está bien definido: La sentencia “Devolver c” no puede ejecutarse, pues no se ha definido c.</text:p>
        </text:list-item>
      </text:list>
      <text:p text:style-name="P27"/>
      <text:p text:style-name="P27"/>
      <text:p text:style-name="P27"/>
      <text:p text:style-name="P27"/>
      <text:p text:style-name="P27"/>
      <text:list xml:id="list1518722235" text:style-name="WWNum1">
        <text:list-header>
          <text:p text:style-name="P42">(1 punto) Calcule el orden de eficiencia en el caso peor del siguiente código, suponiendo que la llamada a la función V es O(1).</text:p>
        </text:list-header>
      </text:list>
      <text:p text:style-name="P6"/>
      <text:p text:style-name="P3">void F(<text:span text:style-name="T1">T *a, int b, int c</text:span>) {<text:tab/></text:p>
      <text:p text:style-name="P5"><text:span text:style-name="T62"><text:tab/></text:span><text:span text:style-name="T63">if (</text:span><text:span text:style-name="T64">b</text:span><text:span text:style-name="T63">&lt;</text:span><text:span text:style-name="T64">c</text:span><text:span text:style-name="T63">) </text:span><text:span text:style-name="T65">{</text:span></text:p>
      <text:p text:style-name="P4"><text:tab/><text:tab/>F(a, b, (b+c)/2);</text:p>
      <text:p text:style-name="P4"><text:tab/><text:tab/>F(a, (b+c)/2+1, c);</text:p>
      <text:p text:style-name="P4"><text:tab/><text:tab/>V(a, b, c);</text:p>
      <text:p text:style-name="P4"><text:tab/>}</text:p>
      <text:p text:style-name="P29">}</text:p>
      <text:p text:style-name="P29"/>
      <text:p text:style-name="P30">En primer lugar analizaremos la eficiencia del código:</text:p>
      <text:p text:style-name="P30"><text:tab/></text:p>
      <text:p text:style-name="P30">El algoritmo ejecutará más pasos o menos dependiendo de las variables b y c. En particular, el tamaño del caso n puede calcularse como n=c-b</text:p>
      <text:p text:style-name="P30"/>
      <text:p text:style-name="P30"><text:tab/>if (b&lt;c) → Condición simple, eficiencia O(1)</text:p>
      <text:p text:style-name="P30"><text:tab/></text:p>
      <text:p text:style-name="P30"><text:tab/>F(a, b, (b+c)/2) → Llamada recursiva para resolver el problema de tamaño n/2. Si el tiempo de ejecución de F para resolver el problema de tamaño n es T(n), entonces esta sentencia tiene un tiempo de ejecución T(n/2).</text:p>
      <text:p text:style-name="P30"/>
      <text:p text:style-name="P30"><text:tab/>F(a, (b+c)/2+1, c) → Llamada recursiva para resolver el problema de tamaño n/2. Si el tiempo de ejecución de F para resolver el problema de tamaño n es T(n), entonces esta sentencia tiene un tiempo de ejecución T(n/2).</text:p>
      <text:p text:style-name="P30"/>
      <text:p text:style-name="P30"><text:tab/>V(a, b, c) → El enunciado indica que tiene eficiencia O(1), por lo que su ejecución no realizará más operaciones o menos dependiendo del tamaño del caso.</text:p>
      <text:p text:style-name="P30"/>
      <text:p text:style-name="P30">En el peor de los casos, se cumplirá siempre la condición del if, y el tiempo de ejecución del algoritmo se podrá modelar como T(n)= 2T(n/2) + 1.</text:p>
      <text:p text:style-name="P30"/>
      <text:p text:style-name="P30"/>
      <text:p text:style-name="P7"><text:span text:style-name="T35">Es necesario realizar un cambio de variable n=2</text:span><text:span text:style-name="T20">m</text:span><text:span text:style-name="T35"> para poder resolver la ecuación por el método de la ecuación característica.</text:span></text:p>
      <text:p text:style-name="P30"/>
      <text:p text:style-name="P7"><text:span text:style-name="T35"><text:tab/><text:tab/><text:tab/>T(2</text:span><text:span text:style-name="T20">m</text:span><text:span text:style-name="T35">)= 2T(2</text:span><text:span text:style-name="T20">m-1</text:span><text:span text:style-name="T24">)</text:span><text:span text:style-name="T35">+1</text:span></text:p>
      <text:p text:style-name="P30"/>
      <text:p text:style-name="P30">Es una Ecuación Lineal No homogénea de coeficientes constantes. Resolviendo la parte homogénea:</text:p>
      <text:p text:style-name="P30"/>
      <text:p text:style-name="P7"><text:span text:style-name="T35"><text:tab/>T(2</text:span><text:span text:style-name="T20">m</text:span><text:span text:style-name="T35">) – 2T(2</text:span><text:span text:style-name="T20">m-1</text:span><text:span text:style-name="T24">)= 0</text:span></text:p>
      <text:p text:style-name="P7"><text:span text:style-name="T24"><text:tab/>x</text:span><text:span text:style-name="T20">m</text:span><text:span text:style-name="T24">-2x</text:span><text:span text:style-name="T20">m-1</text:span><text:span text:style-name="T24"> = 0</text:span></text:p>
      <text:p text:style-name="P31"><text:tab/>x-2= 0; x=2</text:p>
      <text:p text:style-name="P7"><text:span text:style-name="T24"><text:tab/>p</text:span><text:span text:style-name="T42">h</text:span><text:span text:style-name="T24">(x)= (x-2)</text:span></text:p>
      <text:p text:style-name="P31"/>
      <text:p text:style-name="P30"/>
      <text:p text:style-name="P30">Resolviendo la parte no homogénea:</text:p>
      <text:p text:style-name="P30"/>
      <text:p text:style-name="P8"><text:span text:style-name="T35"><text:tab/>1=b</text:span><text:span text:style-name="T42">1</text:span><text:span text:style-name="T20">m</text:span><text:span text:style-name="T35"> q</text:span><text:span text:style-name="T42">1</text:span><text:span text:style-name="T35">(m); Se puede hacer </text:span><text:span text:style-name="T24">b</text:span><text:span text:style-name="T42">1</text:span><text:span text:style-name="T25">=1</text:span><text:span text:style-name="T24"> q</text:span><text:span text:style-name="T42">1</text:span><text:span text:style-name="T24">(m)</text:span><text:span text:style-name="T25">=1, con grado d</text:span><text:span text:style-name="T43">1</text:span><text:span text:style-name="T25">=0</text:span></text:p>
      <text:p text:style-name="P30"><text:tab/></text:p>
      <text:p text:style-name="P9"><text:span text:style-name="T35">El polinomio característico será, por tanto: p(x)= p</text:span><text:span text:style-name="T42">h</text:span><text:span text:style-name="T35">(x)(x-b</text:span><text:span text:style-name="T42">1</text:span><text:span text:style-name="T35">)</text:span><text:span text:style-name="T20">d1+1</text:span><text:span text:style-name="T24">=(x-2)(x-1)</text:span></text:p>
      <text:p text:style-name="P32"><text:soft-page-break/></text:p>
      <text:p text:style-name="P32">Hay R=2 raíces distintas: R1=2, con multiplicidad M1=1; y R2=1, con multiplicidad M2=1</text:p>
      <text:p text:style-name="P32"/>
      <text:p text:style-name="P32">Se puede resolver el tiempo de ejecución del algoritmo sobre la variable m:</text:p>
      <text:p text:style-name="P32"/>
      <text:p text:style-name="P9"><text:span text:style-name="T24"><text:tab/>t(m)= c1*R</text:span><text:span text:style-name="T42">1</text:span><text:span text:style-name="T20">m</text:span><text:span text:style-name="T24">m</text:span><text:span text:style-name="T20">0</text:span><text:span text:style-name="T24">+c2*R</text:span><text:span text:style-name="T42">2</text:span><text:span text:style-name="T20">m</text:span><text:span text:style-name="T24">m</text:span><text:span text:style-name="T20">0</text:span><text:span text:style-name="T24">= c1*2</text:span><text:span text:style-name="T20">m</text:span><text:span text:style-name="T24">+c2</text:span></text:p>
      <text:p text:style-name="P32"/>
      <text:p text:style-name="P32">Deshaciendo el cambio: T(n)= c1*n + c2. Aplicando la regla del máximo, el orden de eficiencia será O(n).</text:p>
      <text:p text:style-name="P32"/>
      <text:list xml:id="list123848884982721" text:continue-numbering="true" text:style-name="WWNum1">
        <text:list-header>
          <text:p text:style-name="P43"><text:span text:style-name="T28">(</text:span><text:span text:style-name="T29">1.</text:span><text:span text:style-name="T30">5</text:span><text:span text:style-name="T28"> punto</text:span><text:span text:style-name="T29">s</text:span><text:span text:style-name="T28">) </text:span><text:span text:style-name="T29">Diseñe un método eficiente para multiplicar enteros largos</text:span><text:span text:style-name="T31">. </text:span></text:p>
        </text:list-header>
      </text:list>
      <text:p text:style-name="P45"/>
      <text:p text:style-name="P45"/>
      <text:p text:style-name="P15"><text:span text:style-name="T26">S</text:span><text:span text:style-name="T24">e desea multiplicar dos enteros largos A y B. Asumiremos como tamaño del caso n=número de dígitos de los enteros. Sin pérdida de generalidad, por simplicidad para el diseño, también asumiremos que los dos enteros a multiplicar tienen el mismo número de dígitos n. Si no fuera así, y un entero tuviese n dígitos y el otro entero m, m&lt;n, entonces podríamos rellenar con 0’s a la izquierda el segundo entero hasta que tuviese longitud n.</text:span></text:p>
      <text:p text:style-name="P46"/>
      <text:p text:style-name="P15"><text:span text:style-name="T24">El método clásico de multiplicación consiste en realizar multiplicaciones de 1 dígito entre todos los dígitos de ambos números A y B, y luego realizar sumas con desplazamientos para encontrar la solución requerida. Este método realiza n</text:span><text:span text:style-name="T20">2 </text:span><text:span text:style-name="T24">multiplicaciones en el mejor y en el peor de los casos, por lo que es O(n</text:span><text:span text:style-name="T20">2</text:span><text:span text:style-name="T24">) y Ω(n</text:span><text:span text:style-name="T20">2</text:span><text:span text:style-name="T24">).</text:span></text:p>
      <text:p text:style-name="P46"/>
      <text:p text:style-name="P46">Se resolverá el problema con Divide y Vencerás, sabiendo que los enteros se pueden subdividir en potencias de 10 con un número igual de dígitos en cada subdivisión:</text:p>
      <text:p text:style-name="P46"/>
      <text:p text:style-name="P13"><text:span text:style-name="T24">A= a</text:span><text:span text:style-name="T50">0</text:span><text:span text:style-name="T34"> +10</text:span><text:span text:style-name="T52">n/2</text:span><text:span text:style-name="T34">*a</text:span><text:span text:style-name="T50">1</text:span><text:span text:style-name="T34"> <text:s text:c="2"/>; <text:s text:c="2"/>B= b</text:span><text:span text:style-name="T50">0</text:span><text:span text:style-name="T34"> +10</text:span><text:span text:style-name="T52">n/2</text:span><text:span text:style-name="T34">*b</text:span><text:span text:style-name="T50">1</text:span></text:p>
      <text:p text:style-name="P33"/>
      <text:p text:style-name="P33">Así, la multiplicación de A*B sería:</text:p>
      <text:p text:style-name="P33"/>
      <text:p text:style-name="P13"><text:span text:style-name="T24">A*B= ( a</text:span><text:span text:style-name="T50">0</text:span><text:span text:style-name="T34"> +10</text:span><text:span text:style-name="T52">n/2</text:span><text:span text:style-name="T34">*a</text:span><text:span text:style-name="T50">1</text:span><text:span text:style-name="T34"> ) * ( b</text:span><text:span text:style-name="T50">0</text:span><text:span text:style-name="T34"> +10</text:span><text:span text:style-name="T52">n/2</text:span><text:span text:style-name="T34">*b</text:span><text:span text:style-name="T50">1</text:span><text:span text:style-name="T34"> )= </text:span></text:p>
      <text:p text:style-name="P23"><text:span text:style-name="T34"><text:s text:c="8"/>= <text:s/>a</text:span><text:span text:style-name="T50">0 </text:span><text:span text:style-name="T34">b</text:span><text:span text:style-name="T50">0 </text:span><text:span text:style-name="T34">+ a</text:span><text:span text:style-name="T50">0</text:span><text:span text:style-name="T34">*10</text:span><text:span text:style-name="T52">n/2</text:span><text:span text:style-name="T34">*b</text:span><text:span text:style-name="T50">1</text:span><text:span text:style-name="T34"> + b</text:span><text:span text:style-name="T50">0</text:span><text:span text:style-name="T34">*10</text:span><text:span text:style-name="T52">n/2</text:span><text:span text:style-name="T34">*a</text:span><text:span text:style-name="T50">1</text:span><text:span text:style-name="T34"> + 10</text:span><text:span text:style-name="T52">n/2</text:span><text:span text:style-name="T34">*a</text:span><text:span text:style-name="T50">1</text:span><text:span text:style-name="T34">*10</text:span><text:span text:style-name="T52">n/2</text:span><text:span text:style-name="T34">*b</text:span><text:span text:style-name="T50">1</text:span><text:span text:style-name="T34"> </text:span></text:p>
      <text:p text:style-name="P23"><text:span text:style-name="T34"><text:s text:c="7"/>= a</text:span><text:span text:style-name="T50">0</text:span><text:span text:style-name="T34">b</text:span><text:span text:style-name="T50">0 </text:span><text:span text:style-name="T34">+ 10</text:span><text:span text:style-name="T52">n/2 </text:span><text:span text:style-name="T34">(a</text:span><text:span text:style-name="T50">0</text:span><text:span text:style-name="T34"> b</text:span><text:span text:style-name="T50">1</text:span><text:span text:style-name="T34"> + b</text:span><text:span text:style-name="T50">0 </text:span><text:span text:style-name="T34">a</text:span><text:span text:style-name="T50">1</text:span><text:span text:style-name="T34">)+ 10</text:span><text:span text:style-name="T52">n</text:span><text:span text:style-name="T34">a</text:span><text:span text:style-name="T50">1</text:span><text:span text:style-name="T34">b</text:span><text:span text:style-name="T50">1</text:span><text:span text:style-name="T34"> </text:span></text:p>
      <text:p text:style-name="P33"/>
      <text:p text:style-name="P33"/>
      <text:p text:style-name="P11"><text:span text:style-name="T24">Esta estrategia divide el problema original A*B, de tamaño n, en 4 problemas de tamaño n/2: <text:s text:c="2"/>a</text:span><text:span text:style-name="T51">0</text:span><text:span text:style-name="T24">b</text:span><text:span text:style-name="T51">0 , </text:span><text:span text:style-name="T24">a</text:span><text:span text:style-name="T51">0</text:span><text:span text:style-name="T24"> b</text:span><text:span text:style-name="T51">1</text:span><text:span text:style-name="T24"> , b</text:span><text:span text:style-name="T51">0 </text:span><text:span text:style-name="T24">a</text:span><text:span text:style-name="T51">1 </text:span><text:span text:style-name="T24">, a</text:span><text:span text:style-name="T51">1</text:span><text:span text:style-name="T24">b</text:span><text:span text:style-name="T51">1</text:span><text:span text:style-name="T24">. La combinación de los subproblemas para obtener la solución final sería A*B= <text:s/>a</text:span><text:span text:style-name="T51">0</text:span><text:span text:style-name="T24">b</text:span><text:span text:style-name="T51">0 </text:span><text:span text:style-name="T24">+ 10</text:span><text:span text:style-name="T53">n/2 </text:span><text:span text:style-name="T24">(a</text:span><text:span text:style-name="T51">0</text:span><text:span text:style-name="T24"> b</text:span><text:span text:style-name="T51">1</text:span><text:span text:style-name="T24"> + b</text:span><text:span text:style-name="T51">0 </text:span><text:span text:style-name="T24">a</text:span><text:span text:style-name="T51">1</text:span><text:span text:style-name="T24">)+ 10</text:span><text:span text:style-name="T53">n</text:span><text:span text:style-name="T24">a</text:span><text:span text:style-name="T51">1</text:span><text:span text:style-name="T24">b</text:span><text:span text:style-name="T51">1</text:span><text:span text:style-name="T24">. Usaríamos como caso base n=1, donde se multiplicarían números de un único dígito. Por tanto, el problema es resoluble con DyV. Sin embargo, la propuesta anterior realiza 4 multiplicaciones para resolver los 4 subproblemas, dando lugar a una eficiencia O(n</text:span><text:span text:style-name="T20">2</text:span><text:span text:style-name="T24">), que no mejora al método clásico. </text:span></text:p>
      <text:p text:style-name="P33"/>
      <text:p text:style-name="P34">No obstante, podríamos realizar la siguiente operación:</text:p>
      <text:p text:style-name="P34"/>
      <text:p text:style-name="P14"><text:span text:style-name="T28">r= (a</text:span><text:span text:style-name="T48">0</text:span><text:span text:style-name="T37">+a</text:span><text:span text:style-name="T48">1</text:span><text:span text:style-name="T37">)*(b</text:span><text:span text:style-name="T48">0</text:span><text:span text:style-name="T37">+b</text:span><text:span text:style-name="T48">1</text:span><text:span text:style-name="T37">)= a</text:span><text:span text:style-name="T48">0</text:span><text:span text:style-name="T37">b</text:span><text:span text:style-name="T48">0</text:span><text:span text:style-name="T37">+a</text:span><text:span text:style-name="T48">0</text:span><text:span text:style-name="T37">b</text:span><text:span text:style-name="T48">1</text:span><text:span text:style-name="T37">+a</text:span><text:span text:style-name="T48">1</text:span><text:span text:style-name="T37">b</text:span><text:span text:style-name="T48">0</text:span><text:span text:style-name="T37">+a</text:span><text:span text:style-name="T48">1</text:span><text:span text:style-name="T37">b</text:span><text:span text:style-name="T48">1</text:span></text:p>
      <text:p text:style-name="P35"/>
      <text:p text:style-name="P35"/>
      <text:p text:style-name="P12"><text:span text:style-name="T28">y calcular </text:span><text:span text:style-name="T32">(a</text:span><text:span text:style-name="T49">0</text:span><text:span text:style-name="T32"> b</text:span><text:span text:style-name="T49">1</text:span><text:span text:style-name="T32"> + b</text:span><text:span text:style-name="T49">0 </text:span><text:span text:style-name="T32">a</text:span><text:span text:style-name="T49">1</text:span><text:span text:style-name="T32">)</text:span><text:span text:style-name="T28">=r-</text:span><text:span text:style-name="T27">a</text:span><text:span text:style-name="T48">0</text:span><text:span text:style-name="T27">b</text:span><text:span text:style-name="T48">0</text:span><text:span text:style-name="T27">-a</text:span><text:span text:style-name="T48">1</text:span><text:span text:style-name="T27">b</text:span><text:span text:style-name="T48">1</text:span></text:p>
      <text:p text:style-name="P38"/>
      <text:p text:style-name="P36">Así, calcularíamos únicamente 3 multiplicaciones dividiendo el problema en los 3 siguientes:</text:p>
      <text:p text:style-name="P36"/>
      <text:p text:style-name="P36"/>
      <text:p text:style-name="P12"><text:span text:style-name="T28">P1: (a</text:span><text:span text:style-name="T48">0</text:span><text:span text:style-name="T27">+a</text:span><text:span text:style-name="T48">1</text:span><text:span text:style-name="T27">)*(b</text:span><text:span text:style-name="T48">0</text:span><text:span text:style-name="T27">+b</text:span><text:span text:style-name="T48">1</text:span><text:span text:style-name="T27">), que devuelve la subsolución S1</text:span></text:p>
      <text:p text:style-name="P12"><text:span text:style-name="T27">P2: a</text:span><text:span text:style-name="T48">1</text:span><text:span text:style-name="T27">b</text:span><text:span text:style-name="T48">1</text:span><text:span text:style-name="T27">, que devuelve la subsolución S2, </text:span></text:p>
      <text:p text:style-name="P12"><text:span text:style-name="T27">P3: a</text:span><text:span text:style-name="T48">0</text:span><text:span text:style-name="T27">b</text:span><text:span text:style-name="T48">0</text:span><text:span text:style-name="T27">, que devuelve la subsolución S3</text:span></text:p>
      <text:p text:style-name="P36"><text:soft-page-break/></text:p>
      <text:p text:style-name="P36"/>
      <text:p text:style-name="P36">Así, podríamos realizar un cálculo Parcial=S1-S2-S3 y combinar las subsoluciones para dar la solución S al problema inicial P como sigue:</text:p>
      <text:p text:style-name="P36"/>
      <text:p text:style-name="P14"><text:span text:style-name="T27"><text:s text:c="6"/></text:span><text:span text:style-name="T37">S= 10</text:span><text:span text:style-name="T54">n</text:span><text:span text:style-name="T37">S</text:span><text:span text:style-name="T56">2</text:span><text:span text:style-name="T37">+10</text:span><text:span text:style-name="T54">n/2</text:span><text:span text:style-name="T37">Parcial+S</text:span><text:span text:style-name="T56">3</text:span></text:p>
      <text:p text:style-name="P36"/>
      <text:p text:style-name="P39"/>
      <text:p text:style-name="P39">Una vez diseñado la división del problema en subproblemas, el caso base y la combinación de las soluciones a los subproblemas para resolver el problema original, supondremos que el problema del umbral se resuelve con n=1, en el caso base. La adaptación de la plantilla DyV al diseño es la siguiente:</text:p>
      <text:p text:style-name="P39"/>
      <text:p text:style-name="P38"/>
      <text:p text:style-name="P14"><text:span text:style-name="T61">Funci</text:span><text:span text:style-name="T60">ón S= Multiplica(A, B) </text:span></text:p>
      <text:p text:style-name="P20"/>
      <text:p text:style-name="P21"><text:span text:style-name="T34"><text:s text:c="3"/></text:span><text:span text:style-name="T38">Si</text:span><text:span text:style-name="T34"> n =1, </text:span><text:span text:style-name="T38">entonces</text:span><text:span text:style-name="T34"> S=A*B;</text:span></text:p>
      <text:p text:style-name="P21"><text:span text:style-name="T34"><text:s text:c="3"/></text:span><text:span text:style-name="T38">En otro caso, hacer:</text:span></text:p>
      <text:p text:style-name="P21"><text:span text:style-name="T34"><text:s text:c="6"/>Reescribir A=(a</text:span><text:span text:style-name="T57">0</text:span><text:span text:style-name="T34">,a</text:span><text:span text:style-name="T57">1</text:span><text:span text:style-name="T34">), B=(b</text:span><text:span text:style-name="T57">0</text:span><text:span text:style-name="T34">, b</text:span><text:span text:style-name="T57">1</text:span><text:span text:style-name="T34">)</text:span></text:p>
      <text:p text:style-name="P21"><text:span text:style-name="T38"><text:s text:c="6"/></text:span><text:span text:style-name="T34">S</text:span><text:span text:style-name="T57">3</text:span><text:span text:style-name="T34">= Multiplica(a</text:span><text:span text:style-name="T57">0</text:span><text:span text:style-name="T34">, b</text:span><text:span text:style-name="T57">0</text:span><text:span text:style-name="T34">)</text:span></text:p>
      <text:p text:style-name="P21"><text:span text:style-name="T34"><text:s text:c="6"/>S</text:span><text:span text:style-name="T57">2</text:span><text:span text:style-name="T34">= Multiplica(a</text:span><text:span text:style-name="T57">1</text:span><text:span text:style-name="T34">, b</text:span><text:span text:style-name="T57">1</text:span><text:span text:style-name="T34">)</text:span></text:p>
      <text:p text:style-name="P21"><text:span text:style-name="T34"><text:s text:c="6"/>S</text:span><text:span text:style-name="T57">1</text:span><text:span text:style-name="T34">= Multiplica(a</text:span><text:span text:style-name="T57">0</text:span><text:span text:style-name="T34">+a</text:span><text:span text:style-name="T57">1</text:span><text:span text:style-name="T34">, b</text:span><text:span text:style-name="T57">0</text:span><text:span text:style-name="T34">+b</text:span><text:span text:style-name="T57">1</text:span><text:span text:style-name="T34">)</text:span></text:p>
      <text:p text:style-name="P21"><text:span text:style-name="T34"><text:s text:c="6"/>Parcial= S</text:span><text:span text:style-name="T57">1 </text:span><text:span text:style-name="T34">-S</text:span><text:span text:style-name="T57">2</text:span><text:span text:style-name="T34">-S</text:span><text:span text:style-name="T57">3</text:span><text:span text:style-name="T34">;</text:span></text:p>
      <text:p text:style-name="P21"><text:span text:style-name="T34"><text:s text:c="6"/>S= 10</text:span><text:span text:style-name="T55">n</text:span><text:span text:style-name="T34">S</text:span><text:span text:style-name="T57">2</text:span><text:span text:style-name="T34">+10</text:span><text:span text:style-name="T55">n/2</text:span><text:span text:style-name="T34">Parcial+S</text:span><text:span text:style-name="T57">3</text:span></text:p>
      <text:p text:style-name="P69"><text:s text:c="3"/>Fin-En otro caso</text:p>
      <text:p text:style-name="P21"><text:span text:style-name="T34"><text:s text:c="3"/></text:span><text:span text:style-name="T38">Devolver</text:span><text:span text:style-name="T34"> S</text:span></text:p>
      <text:p text:style-name="P39"/>
      <text:p text:style-name="P39"/>
      <text:p text:style-name="P10"><text:span text:style-name="T44">El algoritmo resuelve 3 problemas de tamaño n/2, y combina sus soluciones en O(n) -asumiendo que la suma de todos los dígitos tiene eficiencia O(n)-, por lo que la ecuación en recurrencias es T(n)= 3T(n/2)+n, y el orden de eficiencia resultante O(n</text:span><text:span text:style-name="T19">log2(3)</text:span><text:span text:style-name="T44">), que mejora al método clásico.</text:span></text:p>
      <text:p text:style-name="P39"/>
      <text:p text:style-name="P41"/>
      <text:p text:style-name="P39"/>
      <text:p text:style-name="P39"/>
      <text:p text:style-name="P39"/>
      <text:p text:style-name="P39"/>
      <text:p text:style-name="P39"/>
      <text:p text:style-name="P39"/>
      <text:p text:style-name="P39"/>
      <text:p text:style-name="P39"/>
      <text:list xml:id="list123849839606031" text:continue-numbering="true" text:style-name="WWNum1">
        <text:list-header>
          <text:p text:style-name="P54"><text:span text:style-name="T45">(</text:span><text:span text:style-name="T46">1.5</text:span><text:span text:style-name="T45"> puntos) </text:span><text:span text:style-name="T47">Explique un problema de caminos mínimos y resuélvalo con Programación Dinámica.</text:span></text:p>
        </text:list-header>
      </text:list>
      <text:p text:style-name="P53"/>
      <text:p text:style-name="P53"/>
      <text:p text:style-name="P55"/>
      <text:p text:style-name="P16"><text:span text:style-name="T67">U</text:span><text:span text:style-name="T68">n problema de caminos mínimos sobre grafos se podría enunciar como : </text:span><text:span text:style-name="T66">Sea G=(V,A) un grafo </text:span><text:span text:style-name="T69">dirigido, con arcos ponderados con pesos no negativos. El problema consiste en hallar el camino mínimo (secuencia de arcos que unen un nodo inicial y un nodo destino, cuya suma de pesos es </text:span><text:span text:style-name="T70">mínima) entre cualquier par de nodos del grafo.</text:span></text:p>
      <text:p text:style-name="P40"/>
      <text:p text:style-name="P17"><text:span text:style-name="T6">Si numeramos los nodos del grafo de 1 a n, y suponiendo L[i][j] la matriz de adyacencia del grafo G, L[i][j]= coste del arco que va desde i a j, o infinito si no hay arco de i a j, el problema consiste en encontrar una distancia mínima que una un nodo i con otro nodo j del grafo a través de una secuencia de arcos del mismo. Llamaremos D</text:span><text:span text:style-name="T39">k</text:span><text:span text:style-name="T6">(i,j) al coste mínimo del camino que une a i con j, suponiendo que este camino puede pasar (o no) por los nodos numerados desde el 1 hasta el k, y sin pasar por los numerados desde el k+1 hasta el n. Por tanto, el objetivo es encontrar el valor D</text:span><text:span text:style-name="T39">n</text:span><text:span text:style-name="T6">(i,j) para todo i,j nodos válidos.</text:span></text:p>
      <text:p text:style-name="P47"/>
      <text:p text:style-name="P47">Con este planteamiento, el problema puede resolverse mediante P.D. dado que:</text:p>
      <text:p text:style-name="P47"/>
      <text:list xml:id="list2715483804" text:style-name="L3">
        <text:list-item>
          <text:p text:style-name="P56"><text:span text:style-name="T6">Resuelve un problema de minimización: Encontrar los valores mínimos para D</text:span><text:span text:style-name="T39">n</text:span><text:span text:style-name="T6">(i,j) para todo i,j nodos del grafo, donde D</text:span><text:span text:style-name="T39">n</text:span><text:span text:style-name="T6">(i,j) se calculará como la suma de los pesos de las aristas en el camino óptimo encontrado de i a j.</text:span></text:p>
        </text:list-item>
        <text:list-item>
          <text:p text:style-name="P56"><text:span text:style-name="T6">El problema de tamaño n se puede dividir en uno o más subproblemas de tamaño n-1, solapados entre sí, que permite resolver por etapas el problema. En particular, en nuestro caso consideraremos una etapa insertando un nuevo posible nodo en el camino que une cada par de nodos I,j. Por ejemplo, D</text:span><text:span text:style-name="T39">0</text:span><text:span text:style-name="T6">(i,j) en etapa inicial, donde el coste mínimo implica no pasar por ningún nodo intermedio, D</text:span><text:span text:style-name="T39">1</text:span><text:span text:style-name="T6">(i,j) pasando (o no) por el nodo 1, D</text:span><text:span text:style-name="T39">2</text:span><text:span text:style-name="T6">(i,j) pasando (o no) por los nodos 1, 2; D</text:span><text:span text:style-name="T39">k</text:span><text:span text:style-name="T6">(i,j) pasando (o no) por los nodos 1..k.</text:span></text:p>
        </text:list-item>
        <text:list-item>
          <text:p text:style-name="P56"><text:span text:style-name="T6">Existe un caso base al problema: La etapa 0 que se consideró en el punto anterior. D</text:span><text:span text:style-name="T39">0</text:span><text:span text:style-name="T6">(i,j) es el coste de ir de I a j sin pasar por ningún nodo. Por tanto, D</text:span><text:span text:style-name="T39">0</text:span><text:span text:style-name="T6">(i,j)=L[i][j].</text:span></text:p>
        </text:list-item>
        <text:list-item>
          <text:p text:style-name="P58">Se puede modelar como una ecuación en recurrencias, donde hay 2 caminos de decisión en cada etapa k: Pasar por el nodo k, o no pasar.</text:p>
        </text:list-item>
      </text:list>
      <text:p text:style-name="P59"/>
      <text:p text:style-name="P24"><text:span text:style-name="T6">D</text:span><text:span text:style-name="T39">k</text:span><text:span text:style-name="T6">(i,j)= min{D</text:span><text:span text:style-name="T39">k.1</text:span><text:span text:style-name="T6">(i,j), D</text:span><text:span text:style-name="T39">k-1</text:span><text:span text:style-name="T6">(i,k)+D</text:span><text:span text:style-name="T39">k-1</text:span><text:span text:style-name="T6">(k,j)}</text:span></text:p>
      <text:p text:style-name="P59"/>
      <text:p text:style-name="P24"><text:span text:style-name="T6">El valor D</text:span><text:span text:style-name="T39">k</text:span><text:span text:style-name="T6">(i,j) tomará la distancia mínima entre la decisión de no pasar por el nodo k (D</text:span><text:span text:style-name="T39">k.1</text:span><text:span text:style-name="T6">(i,j)), o sí pasar por k, e ir por un camino de I a k, y luego de k a j (D</text:span><text:span text:style-name="T39">k.1</text:span><text:span text:style-name="T6">(i,k)+D</text:span><text:span text:style-name="T39">k.1</text:span><text:span text:style-name="T6">(k,j) )</text:span></text:p>
      <text:p text:style-name="P59"/>
      <text:list xml:id="list484948132" text:style-name="L4">
        <text:list-item>
          <text:p text:style-name="P60"><text:soft-page-break/>Cumple el Principio de Optimalidad de Bellman (Si una secuencia de pasos para resolver un problema es óptima, entonces cualquier subsecuencia de la que esté formada también es óptima). En particular:</text:p>
          <text:list>
            <text:list-item>
              <text:p text:style-name="P57"><text:span text:style-name="T6">Cuando no se decide pasar por ningún nodo intermedio </text:span><text:span text:style-name="T7">D</text:span><text:span text:style-name="T40">0</text:span><text:span text:style-name="T7">(i,j)=L[i][j] </text:span><text:span text:style-name="T6">y es óptimo.</text:span></text:p>
            </text:list-item>
            <text:list-item>
              <text:p text:style-name="P57"><text:span text:style-name="T6">Cuando se decide pasar por el primer nodo intermedio </text:span><text:span text:style-name="T7">D</text:span><text:span text:style-name="T39">1</text:span><text:span text:style-name="T7">(i,j)= min{D</text:span><text:span text:style-name="T39">0</text:span><text:span text:style-name="T7">(i,j), D</text:span><text:span text:style-name="T39">0</text:span><text:span text:style-name="T7">(i,</text:span><text:span text:style-name="T6">1</text:span><text:span text:style-name="T7">)+D</text:span><text:span text:style-name="T39">0</text:span><text:span text:style-name="T7">(</text:span><text:span text:style-name="T6">1</text:span><text:span text:style-name="T7">,j)}. </text:span><text:span text:style-name="T6">Como ambas decisiones son óptimas, también lo será </text:span><text:span text:style-name="T7">D</text:span><text:span text:style-name="T39">1</text:span><text:span text:style-name="T7">(i,j).</text:span></text:p>
            </text:list-item>
            <text:list-item>
              <text:p text:style-name="P57"><text:span text:style-name="T7">C</text:span><text:span text:style-name="T6">uando se permite pasar por cualquier nodo intermedio de 1 a n, </text:span><text:span text:style-name="T7">D</text:span><text:span text:style-name="T39">n</text:span><text:span text:style-name="T7">(i,j)= min{D</text:span><text:span text:style-name="T39">n-</text:span><text:span text:style-name="T40">1</text:span><text:span text:style-name="T7">(i,j), D</text:span><text:span text:style-name="T39">n</text:span><text:span text:style-name="T40">-1</text:span><text:span text:style-name="T7">(i,</text:span><text:span text:style-name="T6">n</text:span><text:span text:style-name="T7">)+D</text:span><text:span text:style-name="T39">n</text:span><text:span text:style-name="T40">-1</text:span><text:span text:style-name="T7">(</text:span><text:span text:style-name="T6">n</text:span><text:span text:style-name="T7">,j)} </text:span><text:span text:style-name="T6">debe ser óptimo. Si no fuese óptimo, entonces alguna de las decisiones que se toman debería no ser óptima. Si esto fuese así, entonces existiría una secuencia de nodos de I a j diferente con un coste menor, y esto no es posible gracias al planteamiento realizado en la ecuación en recurrencias.</text:span></text:p>
            </text:list-item>
          </text:list>
        </text:list-item>
      </text:list>
      <text:p text:style-name="P61"/>
      <text:p text:style-name="P48"/>
      <text:p text:style-name="P48">Este diseño da lugar al algoritmo de Floyd estudiado en clase:</text:p>
      <text:p text:style-name="P48"/>
      <text:p text:style-name="P72">Procedimiento Floyd(L[1..n][1..n]) </text:p>
      <text:p text:style-name="P22"><text:span text:style-name="T16">D= </text:span><text:span text:style-name="T17">L</text:span></text:p>
      <text:p text:style-name="P70">P= Matriz de tamaño n*n igual a 0</text:p>
      <text:p text:style-name="P22"><text:span text:style-name="T18">Para</text:span><text:span text:style-name="T16"> k=1 </text:span><text:span text:style-name="T18">hasta</text:span><text:span text:style-name="T16"> n, </text:span><text:span text:style-name="T18">hacer:</text:span></text:p>
      <text:p text:style-name="P22"><text:span text:style-name="T18"><text:s text:c="3"/>Para</text:span><text:span text:style-name="T16"> i=1 </text:span><text:span text:style-name="T18">hasta</text:span><text:span text:style-name="T16"> n, </text:span><text:span text:style-name="T18">hacer:</text:span></text:p>
      <text:p text:style-name="P22"><text:span text:style-name="T18"><text:s text:c="6"/>Para</text:span><text:span text:style-name="T16"> i=1 </text:span><text:span text:style-name="T18">hasta</text:span><text:span text:style-name="T16"> n, </text:span><text:span text:style-name="T18">hacer:</text:span></text:p>
      <text:p text:style-name="P22"><text:span text:style-name="T16"><text:s text:c="9"/></text:span><text:span text:style-name="T18">Si</text:span><text:span text:style-name="T16"> D[i][j]&gt; D[i][k]+D[k][j], </text:span><text:span text:style-name="T18">entonces:</text:span></text:p>
      <text:p text:style-name="P70"><text:s text:c="12"/>D[i][j]= D[i][k]+D[k][j]</text:p>
      <text:p text:style-name="P70"><text:s text:c="12"/>P[i][j]= k</text:p>
      <text:p text:style-name="P71"><text:s text:c="9"/>Fin-Si</text:p>
      <text:p text:style-name="P71"><text:s text:c="6"/>Fin-Para</text:p>
      <text:p text:style-name="P71"><text:s text:c="3"/>Fin-Para</text:p>
      <text:p text:style-name="P71">Fin-Para</text:p>
      <text:p text:style-name="P22"><text:span text:style-name="T18">Devolver</text:span><text:span text:style-name="T16"> D,P</text:span></text:p>
      <text:p text:style-name="P37"/>
      <text:p text:style-name="P37"/>
      <text:list xml:id="list123848911286464" text:continue-list="list123849839606031" text:style-name="WWNum1">
        <text:list-header>
          <text:p text:style-name="P44"><text:span text:style-name="T9">(</text:span><text:span text:style-name="T8">2 puntos) </text:span><text:span text:style-name="T10">Sea un laberinto codificado en una matriz </text:span><text:span text:style-name="T11">C</text:span><text:span text:style-name="T10"> de tamaño m filas y n columnas. Una celda C(i,j)=1 si la celda es transitable, y C(i,j)= 0 si no lo es. La casilla de salida </text:span><text:span text:style-name="T12">del laberinto</text:span><text:span text:style-name="T10"> también es transitable y tiene valor C(i,j)=2. Desde una casilla (i,j) transitable se podría viajar a cualquier casilla (i+1, j), (i-1, j), (i, j+1), (i, j-1), siempre que sean transitables. Diseñe un algoritmo con la técnica BackTracking que, dada una casilla (x,y) inicial, permita encontrar un camino para salir del laberinto </text:span><text:span text:style-name="T12">desde dicha casilla</text:span><text:span text:style-name="T10">.</text:span></text:p>
        </text:list-header>
      </text:list>
      <text:p text:style-name="P49"/>
      <text:p text:style-name="P49"/>
      <text:p text:style-name="P18"><text:span text:style-name="T10">D</text:span><text:span text:style-name="T8">iseñaremos las componentes del algoritmo como sigue:</text:span></text:p>
      <text:p text:style-name="P50"/>
      <text:list xml:id="list1351276550" text:style-name="L5">
        <text:list-item>
          <text:p text:style-name="P62">Representación: Usaremos una lista T(x1, x2, …, xN) como representación del problema. El camino que se pueda obtener como salida al laberinto no tiene un tamaño fijo, sino que depende del laberinto en cuestión y de la casilla de partida. No obstante, sí podemos poner una cota máxima al tamaño de T como N=n*m, que se rellenará completamente únicamente cuando la solución pase por todas las casillas del laberinto.</text:p>
        </text:list-item>
      </text:list>
      <text:p text:style-name="P63"/>
      <text:p text:style-name="P25"><text:span text:style-name="T8">Cada variable de la solución x1, x2, x3, … representa una casilla (coordenadas (i,j)) por la que se debe pasar en la secuencia para salir del laberinto, de modo que x1=(x,y) será la casilla de partida, y el resto de x</text:span><text:span text:style-name="T41">i</text:span><text:span text:style-name="T8"> una secuencia de casillas adyacentes a la anterior x</text:span><text:span text:style-name="T41">i-1 </text:span><text:span text:style-name="T8">en el camino a la salida.</text:span></text:p>
      <text:p text:style-name="P63"/>
      <text:list xml:id="list4229603538" text:style-name="L6">
        <text:list-item>
          <text:p text:style-name="P64">Restricciones implícitas: Cada valor xi será un par (I,j), con 1&lt;=i&lt;=n; 1&lt;=j&lt;=m. El valor de x1 está fijo a la casilla de partida (x,y)</text:p>
        </text:list-item>
        <text:list-item>
          <text:p text:style-name="P64">Restricciones explícitas: </text:p>
          <text:list>
            <text:list-item>
              <text:p text:style-name="P64">Sólo se puede viajar en vertical u horizontal. De una casilla (I,j) sólo podemos movernos a otra casilla (i+1,j), (i-1, j), (I, j-1), (I,j+1), siempre que se cumplan las restricciones implícitas.</text:p>
            </text:list-item>
            <text:list-item>
              <text:p text:style-name="P64">No se podrá viajar a una casilla que no sea transitable; por tanto (I,j) no podrá insertarse en T si C(i,j)=0.</text:p>
            </text:list-item>
            <text:list-item>
              <text:p text:style-name="P64">No se puede viajar a una casilla previamente visitada, para evitar que el algoritmo pudiese entrar en un bucle sin fin. Por tanto, xi sólo se añadirá a una solución T(x1, …, xk), si xi != xj para todo j=1...k.</text:p>
            </text:list-item>
          </text:list>
        </text:list-item>
        <text:list-item>
          <text:p text:style-name="P64">Estructura del árbol de estados:</text:p>
          <text:list>
            <text:list-item>
              <text:p text:style-name="P64">Nodo raíz: Solución T={(x,y)}</text:p>
            </text:list-item>
            <text:list-item>
              <text:p text:style-name="P64">Nivel máximo del árbol: m*n</text:p>
            </text:list-item>
            <text:list-item>
              <text:p text:style-name="P64">En el nivel k se soluciona la variable xk; es decir, la k-ésima casilla a visitar desde la casilla de partida hasta llegar a la solución.</text:p>
            </text:list-item>
            <text:list-item>
              <text:p text:style-name="P64">Hijos de un nodo: Todo nodo podrá tener hasta un máximo de 4 hijos, uno por la dirección a tomar en el camino desde la casilla actual hasta sus adyacentes (i+1,j), (i-1, j), (I, j-1), (I,j+1). En realidad, los nodos intermedios del árbol sólo tendrán como máximo 3 hijos, dado que por las restricciones explícitas se impide volver hacia atrás a una casilla previamente visitada.</text:p>
            </text:list-item>
          </text:list>
        </text:list-item>
        <text:list-item>
          <text:p text:style-name="P64">Función objetivo: Encontrar un camino (no necesariamente de longitud mínima) que una la casilla de partida (x,y) con la casilla de salida.</text:p>
        </text:list-item>
        <text:list-item>
          <text:p text:style-name="P64">Función de poda: Un nodo que representa una solución T(x1, …, xk) <text:s/>se podará si:</text:p>
          <text:list>
            <text:list-item>
              <text:p text:style-name="P64">xk es una casilla que ya ha sido visitada previamente; es decir si hay algún xi, 1&lt;=i&lt;k tal que xi=xk.</text:p>
            </text:list-item>
            <text:list-item>
              <text:p text:style-name="P64">Si xk es la casilla (I,j), se podará si C(i,j)=0.</text:p>
            </text:list-item>
          </text:list>
        </text:list-item>
      </text:list>
      <text:p text:style-name="P63"/>
      <text:p text:style-name="P50"/>
      <text:p text:style-name="P50">Adaptando el diseño anterior a la plantilla BackTracking obtenemos los siguientes códigos:</text:p>
      <text:p text:style-name="P50"/>
      <text:p text:style-name="P50"><text:soft-page-break/></text:p>
      <text:p text:style-name="P50">Algoritmo S=Resuelve(C(1..n, 1..m), (x,y))</text:p>
      <text:p text:style-name="P50"/>
      <text:p text:style-name="P50"><text:tab/>T←{(x,y)}</text:p>
      <text:p text:style-name="P50"><text:tab/>S← <text:s/>ResuelveRecursivo(C, T);</text:p>
      <text:p text:style-name="P50"><text:tab/>Devolver S</text:p>
      <text:p text:style-name="P50">Fin-Resuelve</text:p>
      <text:p text:style-name="P50"/>
      <text:p text:style-name="P50"/>
      <text:p text:style-name="P50">Algoritmo S=ResuelveRecursivo(C(1..n, 1..m), T(x1, x2, …, xk))</text:p>
      <text:p text:style-name="P50"/>
      <text:p text:style-name="P50">Si (C(xk.x, xk.y)=2), </text:p>
      <text:p text:style-name="P50"><text:tab/>S←T</text:p>
      <text:p text:style-name="P50"><text:tab/>Devolver S</text:p>
      <text:p text:style-name="P50">En otro caso,</text:p>
      <text:p text:style-name="P50"/>
      <text:p text:style-name="P50"><text:tab/>Para cada posible casilla a adyacente a xk en {(xk.x-1, xk.y), (xk.x+1, xk.y), (xk.x, xk.y+1), (xk.x, xk.y-1)}, hacer:</text:p>
      <text:p text:style-name="P50"><text:tab/><text:tab/>Si (C(a.x, a.y)!= 0 y xi!=a para todo i=1..xk), hacer</text:p>
      <text:p text:style-name="P18"><text:span text:style-name="T8"><text:tab/><text:tab/><text:tab/>S←</text:span><text:span text:style-name="T13">ResuelveRecursivo(C, </text:span><text:span text:style-name="T8">T </text:span><text:span text:style-name="T58">∪</text:span><text:span text:style-name="T15"> {a})</text:span></text:p>
      <text:p text:style-name="P51"><text:tab/><text:tab/><text:tab/>Si <text:span text:style-name="T71">(</text:span>S es solución<text:span text:style-name="T71">)</text:span>, devolver S</text:p>
      <text:p text:style-name="P51"><text:tab/><text:tab/>Fin-Si</text:p>
      <text:p text:style-name="P51"><text:tab/>Fin-Para</text:p>
      <text:p text:style-name="P51"><text:tab/>Devolver “No hay solución”</text:p>
      <text:p text:style-name="P51"/>
      <text:p text:style-name="P19"><text:span text:style-name="T15">F</text:span><text:span text:style-name="T14">in-Resuelve</text:span></text:p>
      <text:p text:style-name="P51"/>
      <text:p text:style-name="P52">Aclaraciones: </text:p>
      <text:list xml:id="list2284725520" text:style-name="L7">
        <text:list-item>
          <text:p text:style-name="P66">El texto “Si S es solución” se verifica si la última casilla de la lista S es la casilla de salida del laberinto. Es decir, Si S=(x1, x2, x3, …., xk), entonces C(xk.x, xk.y)=2 hace que S sea solución. En cualquier otro caso, S no es solución.</text:p>
        </text:list-item>
        <text:list-item>
          <text:p text:style-name="P65">Nos referimos a T(x1, x2, …, xk) a una solución parcial que comienza en la casilla x1 y termina en la casilla xk.</text:p>
        </text:list-item>
        <text:list-item>
          <text:p text:style-name="P65">C es la matriz que representa al laberinto.</text:p>
        </text:list-item>
        <text:list-item>
          <text:p text:style-name="P65">Para una casilla xk, en el código anterior se usa el término xk.x para referirnos a su primera componente, y xk.y para referirnos a la segunda.<text:tab/></text:p>
        </text:list-item>
        <text:list-item>
          <text:p text:style-name="P67"><text:span text:style-name="T22">L</text:span><text:span text:style-name="T21">a operación </text:span><text:span text:style-name="T23">T </text:span><text:span text:style-name="T33">∪</text:span><text:span text:style-name="T21"> {a} NO ES operación conjuntista. El operador </text:span><text:span text:style-name="T33">∪ </text:span><text:span text:style-name="T21">se usa para apadir un elemento al final de 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MathJax_Main" svg:font-family="MathJax_Main"/>
    <style:font-face style:name="Times New Roman1" svg:font-family="'Times New Roman'" style:font-family-generic="roman"/>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itstream Vera Sans" svg:font-family="'Bitstream Vera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determinado"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style:line-height-at-least="0.353cm" fo:text-indent="0.6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ular1" style:family="paragraph" style:parent-style-name="Predeterminado"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ular2" style:family="paragraph" style:parent-style-name="Predeterminad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Predeterminado" style:default-outline-level="">
      <style:paragraph-properties fo:margin-top="0.42cm" fo:margin-bottom="0.21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Predeterminado" style:default-outline-level="">
      <style:paragraph-properties fo:margin-top="0.42cm" fo:margin-bottom="0.21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_20_principal_7e_LT_7e_Gliederung_20_1" style:display-name="Título principal~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pt" fo:letter-spacing="normal" fo:font-style="normal" fo:text-shadow="none" style:text-underline-style="none" fo:font-weight="normal" style:letter-kerning="true" style:font-name-asian="Bitstream Vera Sans" style:font-family-asian="'Bitstream Vera Sans'" style:font-family-generic-asian="system" style:font-pitch-asian="variable" style:font-size-asian="31pt" style:font-style-asian="normal" style:font-weight-asian="normal" style:font-name-complex="Liberation Sans1" style:font-family-complex="'Liberation Sans'" style:font-family-generic-complex="system" style:font-pitch-complex="variable" style:font-size-complex="12pt" style:text-emphasize="none"/>
    </style:style>
    <style:style style:name="Título_20_principal_7e_LT_7e_Gliederung_20_2" style:display-name="Título principal~LT~Gliederung 2" style:family="paragraph" style:parent-style-name="Título_20_principal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ítulo_20_principal_7e_LT_7e_Gliederung_20_3" style:display-name="Título principal~LT~Gliederung 3" style:family="paragraph" style:parent-style-name="Título_20_principal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Título_20_principal_7e_LT_7e_Gliederung_20_4" style:display-name="Título principal~LT~Gliederung 4" style:family="paragraph" style:parent-style-name="Título_20_principal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Título_20_principal_7e_LT_7e_Gliederung_20_5" style:display-name="Título principal~LT~Gliederung 5" style:family="paragraph" style:parent-style-name="Título_20_principal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principal_7e_LT_7e_Gliederung_20_6" style:display-name="Título principal~LT~Gliederung 6" style:family="paragraph" style:parent-style-name="Título_20_principal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principal_7e_LT_7e_Gliederung_20_7" style:display-name="Título principal~LT~Gliederung 7" style:family="paragraph" style:parent-style-name="Título_20_principal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principal_7e_LT_7e_Gliederung_20_8" style:display-name="Título principal~LT~Gliederung 8" style:family="paragraph" style:parent-style-name="Título_20_principal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principal_7e_LT_7e_Gliederung_20_9" style:display-name="Título principal~LT~Gliederung 9" style:family="paragraph" style:parent-style-name="Título_20_principal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principal_7e_LT_7e_Titel" style:display-name="Título principal~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7pt" fo:letter-spacing="normal" fo:font-style="normal" fo:text-shadow="none" style:text-underline-style="none" fo:font-weight="normal" style:letter-kerning="true" style:font-name-asian="Bitstream Vera Sans" style:font-family-asian="'Bitstream Vera Sans'" style:font-family-generic-asian="system" style:font-pitch-asian="variable" style:font-size-asian="17pt" style:font-style-asian="normal" style:font-weight-asian="normal" style:font-name-complex="Liberation Sans1" style:font-family-complex="'Liberation Sans'" style:font-family-generic-complex="system" style:font-pitch-complex="variable" style:font-size-complex="12pt" style:text-emphasize="none"/>
    </style:style>
    <style:style style:name="Título_20_principal_7e_LT_7e_Untertitel" style:display-name="Título principal~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ítulo_20_principal_7e_LT_7e_Notizen" style:display-name="Título principal~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ítulo_20_principal_7e_LT_7e_Hintergrundobjekte" style:display-name="Título principal~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ítulo_20_principal_7e_LT_7e_Hintergrund" style:display-name="Título principal~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Bitstream Vera Sans" style:font-family-asian="'Bitstream Vera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pt" fo:letter-spacing="normal" fo:font-style="normal" fo:text-shadow="none" style:text-underline-style="none" fo:font-weight="normal" style:letter-kerning="true" style:font-name-asian="Bitstream Vera Sans" style:font-family-asian="'Bitstream Vera Sans'" style:font-family-generic-asian="system" style:font-pitch-asian="variable" style:font-size-asian="31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Esquema_20_3" style:display-name="Esquema 3" style:family="paragraph" style:parent-style-name="Esquema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Esquema_20_4" style:display-name="Esquema 4" style:family="paragraph" style:parent-style-name="Esquema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Esquema_20_5" style:display-name="Esquema 5" style:family="paragraph" style:parent-style-name="Esquema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ágina_20_en_20_blanco_7e_LT_7e_Gliederung_20_1" style:display-name="Página en blanco~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pt" fo:letter-spacing="normal" fo:font-style="normal" fo:text-shadow="none" style:text-underline-style="none" fo:font-weight="normal" style:letter-kerning="true" style:font-name-asian="Bitstream Vera Sans" style:font-family-asian="'Bitstream Vera Sans'" style:font-family-generic-asian="system" style:font-pitch-asian="variable" style:font-size-asian="31pt" style:font-style-asian="normal" style:font-weight-asian="normal" style:font-name-complex="Liberation Sans1" style:font-family-complex="'Liberation Sans'" style:font-family-generic-complex="system" style:font-pitch-complex="variable" style:font-size-complex="12pt" style:text-emphasize="none"/>
    </style:style>
    <style:style style:name="Página_20_en_20_blanco_7e_LT_7e_Gliederung_20_2" style:display-name="Página en blanco~LT~Gliederung 2" style:family="paragraph" style:parent-style-name="Página_20_en_20_blanco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Página_20_en_20_blanco_7e_LT_7e_Gliederung_20_3" style:display-name="Página en blanco~LT~Gliederung 3" style:family="paragraph" style:parent-style-name="Página_20_en_20_blanco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Página_20_en_20_blanco_7e_LT_7e_Gliederung_20_4" style:display-name="Página en blanco~LT~Gliederung 4" style:family="paragraph" style:parent-style-name="Página_20_en_20_blanco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Página_20_en_20_blanco_7e_LT_7e_Gliederung_20_5" style:display-name="Página en blanco~LT~Gliederung 5" style:family="paragraph" style:parent-style-name="Página_20_en_20_blanco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ágina_20_en_20_blanco_7e_LT_7e_Gliederung_20_6" style:display-name="Página en blanco~LT~Gliederung 6" style:family="paragraph" style:parent-style-name="Página_20_en_20_blanco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ágina_20_en_20_blanco_7e_LT_7e_Gliederung_20_7" style:display-name="Página en blanco~LT~Gliederung 7" style:family="paragraph" style:parent-style-name="Página_20_en_20_blanco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ágina_20_en_20_blanco_7e_LT_7e_Gliederung_20_8" style:display-name="Página en blanco~LT~Gliederung 8" style:family="paragraph" style:parent-style-name="Página_20_en_20_blanco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ágina_20_en_20_blanco_7e_LT_7e_Gliederung_20_9" style:display-name="Página en blanco~LT~Gliederung 9" style:family="paragraph" style:parent-style-name="Página_20_en_20_blanco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ágina_20_en_20_blanco_7e_LT_7e_Titel" style:display-name="Página en blanco~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7pt" fo:letter-spacing="normal" fo:font-style="normal" fo:text-shadow="none" style:text-underline-style="none" fo:font-weight="normal" style:letter-kerning="true" style:font-name-asian="Bitstream Vera Sans" style:font-family-asian="'Bitstream Vera Sans'" style:font-family-generic-asian="system" style:font-pitch-asian="variable" style:font-size-asian="17pt" style:font-style-asian="normal" style:font-weight-asian="normal" style:font-name-complex="Liberation Sans1" style:font-family-complex="'Liberation Sans'" style:font-family-generic-complex="system" style:font-pitch-complex="variable" style:font-size-complex="12pt" style:text-emphasize="none"/>
    </style:style>
    <style:style style:name="Página_20_en_20_blanco_7e_LT_7e_Untertitel" style:display-name="Página en blanco~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ágina_20_en_20_blanco_7e_LT_7e_Notizen" style:display-name="Página en blanco~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ágina_20_en_20_blanco_7e_LT_7e_Hintergrundobjekte" style:display-name="Página en blanc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ágina_20_en_20_blanco_7e_LT_7e_Hintergrund" style:display-name="Página en blanc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dice_20_temas_7e_LT_7e_Gliederung_20_1" style:display-name="Indice temas~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pt" fo:letter-spacing="normal" fo:font-style="normal" fo:text-shadow="none" style:text-underline-style="none" fo:font-weight="normal" style:letter-kerning="true" style:font-name-asian="Bitstream Vera Sans" style:font-family-asian="'Bitstream Vera Sans'" style:font-family-generic-asian="system" style:font-pitch-asian="variable" style:font-size-asian="31pt" style:font-style-asian="normal" style:font-weight-asian="normal" style:font-name-complex="Liberation Sans1" style:font-family-complex="'Liberation Sans'" style:font-family-generic-complex="system" style:font-pitch-complex="variable" style:font-size-complex="12pt" style:text-emphasize="none"/>
    </style:style>
    <style:style style:name="Indice_20_temas_7e_LT_7e_Gliederung_20_2" style:display-name="Indice temas~LT~Gliederung 2" style:family="paragraph" style:parent-style-name="Indice_20_temas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Indice_20_temas_7e_LT_7e_Gliederung_20_3" style:display-name="Indice temas~LT~Gliederung 3" style:family="paragraph" style:parent-style-name="Indice_20_temas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Indice_20_temas_7e_LT_7e_Gliederung_20_4" style:display-name="Indice temas~LT~Gliederung 4" style:family="paragraph" style:parent-style-name="Indice_20_temas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Indice_20_temas_7e_LT_7e_Gliederung_20_5" style:display-name="Indice temas~LT~Gliederung 5" style:family="paragraph" style:parent-style-name="Indice_20_temas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dice_20_temas_7e_LT_7e_Gliederung_20_6" style:display-name="Indice temas~LT~Gliederung 6" style:family="paragraph" style:parent-style-name="Indice_20_temas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dice_20_temas_7e_LT_7e_Gliederung_20_7" style:display-name="Indice temas~LT~Gliederung 7" style:family="paragraph" style:parent-style-name="Indice_20_temas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dice_20_temas_7e_LT_7e_Gliederung_20_8" style:display-name="Indice temas~LT~Gliederung 8" style:family="paragraph" style:parent-style-name="Indice_20_temas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dice_20_temas_7e_LT_7e_Gliederung_20_9" style:display-name="Indice temas~LT~Gliederung 9" style:family="paragraph" style:parent-style-name="Indice_20_temas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dice_20_temas_7e_LT_7e_Titel" style:display-name="Indice temas~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7pt" fo:letter-spacing="normal" fo:font-style="normal" fo:text-shadow="none" style:text-underline-style="none" fo:font-weight="normal" style:letter-kerning="true" style:font-name-asian="Bitstream Vera Sans" style:font-family-asian="'Bitstream Vera Sans'" style:font-family-generic-asian="system" style:font-pitch-asian="variable" style:font-size-asian="17pt" style:font-style-asian="normal" style:font-weight-asian="normal" style:font-name-complex="Liberation Sans1" style:font-family-complex="'Liberation Sans'" style:font-family-generic-complex="system" style:font-pitch-complex="variable" style:font-size-complex="12pt" style:text-emphasize="none"/>
    </style:style>
    <style:style style:name="Indice_20_temas_7e_LT_7e_Untertitel" style:display-name="Indice temas~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Indice_20_temas_7e_LT_7e_Notizen" style:display-name="Indice tema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Indice_20_temas_7e_LT_7e_Hintergrundobjekte" style:display-name="Indice tema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dice_20_temas_7e_LT_7e_Hintergrund" style:display-name="Indice tema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Times New Roman" fo:font-family="'Times New Roman'" style:font-family-generic="roman" style:font-pitch="variable" fo:font-size="12pt" style:font-name-complex="Times New Roman2"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2T10:55:49.888707001</meta:creation-date>
    <dc:date>2019-06-12T12:38:48.365102893</dc:date>
    <meta:editing-duration>PT23M1S</meta:editing-duration>
    <meta:editing-cycles>4</meta:editing-cycles>
    <meta:generator>LibreOffice/6.0.7.3$Linux_X86_64 LibreOffice_project/00m0$Build-3</meta:generator>
    <meta:document-statistic meta:table-count="0" meta:image-count="0" meta:object-count="0" meta:page-count="9" meta:paragraph-count="155" meta:word-count="2446" meta:character-count="14319" meta:non-whitespace-character-count="11851"/>
  </office:meta>
</office:document-meta>
</file>